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Gentium Book Basic" svg:font-family="'Gentium Book Basic'" style:font-pitch="variable"/>
    <style:font-face style:name="Cambria" svg:font-family="Cambria" style:font-family-generic="roman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.25in" fo:margin-right="0in" fo:margin-top="0.0398in" fo:margin-bottom="0.0398in" loext:contextual-spacing="false" fo:line-height="100%" fo:text-indent="0in" style:auto-text-indent="false" fo:background-color="transparent" style:writing-mode="page"/>
      <style:text-properties style:font-name="Cambria" fo:font-size="12pt" fo:letter-spacing="-0.0035in" fo:font-style="normal" style:text-underline-style="none" officeooo:rsid="0015db60" officeooo:paragraph-rsid="001120ac" style:font-size-asian="12pt" style:font-style-asian="normal" style:font-style-complex="normal"/>
    </style:style>
    <style:style style:name="P2" style:family="paragraph" style:parent-style-name="Standard">
      <loext:graphic-properties draw:fill="none"/>
      <style:paragraph-properties fo:margin-left="0.25in" fo:margin-right="0in" fo:margin-top="0.0398in" fo:margin-bottom="0.0398in" loext:contextual-spacing="false" fo:line-height="100%" fo:text-indent="0in" style:auto-text-indent="false" fo:background-color="transparent" style:writing-mode="page"/>
      <style:text-properties style:font-name="Cambria" fo:font-size="12pt" fo:letter-spacing="-0.0035in" fo:font-style="normal" style:text-underline-style="none" officeooo:rsid="0015db60" officeooo:paragraph-rsid="00206cb4" style:font-size-asian="12pt" style:font-style-asian="normal" style:font-style-complex="normal"/>
    </style:style>
    <style:style style:name="P3" style:family="paragraph" style:parent-style-name="Standard" style:master-page-name="">
      <loext:graphic-properties draw:fill="none"/>
      <style:paragraph-properties fo:margin-left="0.25in" fo:margin-right="0in" fo:margin-top="0.0398in" fo:margin-bottom="0.0398in" loext:contextual-spacing="false" fo:line-height="100%" fo:text-indent="0in" style:auto-text-indent="false" style:page-number="auto" fo:background-color="transparent" style:writing-mode="page"/>
      <style:text-properties style:font-name="Gentium Book Basic" fo:font-size="12pt" fo:letter-spacing="0.0016in" officeooo:paragraph-rsid="0027a143" style:font-size-asian="12pt"/>
    </style:style>
    <style:style style:name="P4" style:family="paragraph" style:parent-style-name="Standard" style:master-page-name="">
      <loext:graphic-properties draw:fill="none"/>
      <style:paragraph-properties fo:margin-left="0.25in" fo:margin-right="0in" fo:margin-top="0.0398in" fo:margin-bottom="0.0398in" loext:contextual-spacing="false" fo:line-height="100%" fo:text-align="start" style:justify-single-word="false" fo:text-indent="0in" style:auto-text-indent="false" style:page-number="auto" fo:background-color="transparent" style:writing-mode="page"/>
      <style:text-properties style:font-name="Gentium Book Basic" fo:font-size="12pt" fo:letter-spacing="-0.0043in" style:text-underline-style="none" officeooo:rsid="00206cb4" officeooo:paragraph-rsid="00206cb4" style:font-size-asian="12pt"/>
    </style:style>
    <style:style style:name="P5" style:family="paragraph" style:parent-style-name="Standard" style:master-page-name="">
      <loext:graphic-properties draw:fill="none"/>
      <style:paragraph-properties fo:margin-left="0.25in" fo:margin-right="0in" fo:margin-top="0.0398in" fo:margin-bottom="0.0398in" loext:contextual-spacing="false" fo:line-height="100%" fo:text-align="start" style:justify-single-word="false" fo:text-indent="0in" style:auto-text-indent="false" style:page-number="auto" fo:background-color="transparent" style:writing-mode="page"/>
      <style:text-properties style:font-name="Gentium Book Basic" fo:font-size="12pt" fo:letter-spacing="-0.0043in" style:text-underline-style="none" officeooo:rsid="00206cb4" officeooo:paragraph-rsid="00218fd4" style:font-size-asian="12pt"/>
    </style:style>
    <style:style style:name="P6" style:family="paragraph" style:parent-style-name="Standard" style:master-page-name="">
      <loext:graphic-properties draw:fill="none"/>
      <style:paragraph-properties fo:margin-left="0.25in" fo:margin-right="0in" fo:margin-top="0.0398in" fo:margin-bottom="0.0398in" loext:contextual-spacing="false" fo:line-height="100%" fo:text-indent="0in" style:auto-text-indent="false" style:page-number="auto" fo:background-color="transparent" style:writing-mode="page"/>
      <style:text-properties style:font-name="Gentium Book Basic" fo:font-size="12pt" fo:letter-spacing="-0.0035in" fo:font-style="normal" style:text-underline-style="none" officeooo:rsid="001f70e0" officeooo:paragraph-rsid="00206cb4" style:font-size-asian="12pt" style:font-style-asian="normal" style:font-style-complex="normal"/>
    </style:style>
    <style:style style:name="P7" style:family="paragraph" style:parent-style-name="Standard">
      <style:paragraph-properties fo:margin-left="0.0008in" fo:margin-right="1.9445in" fo:margin-top="0.0398in" fo:margin-bottom="0.0398in" loext:contextual-spacing="false" fo:line-height="100%" fo:text-indent="0in" style:auto-text-indent="false" style:writing-mode="page"/>
      <style:text-properties style:font-name="Gentium Book Basic" fo:font-size="12pt" fo:letter-spacing="-0.002in" officeooo:paragraph-rsid="0027a143" style:font-size-asian="12pt"/>
    </style:style>
    <style:style style:name="P8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line-height="100%" fo:text-indent="0in" style:auto-text-indent="false" fo:background-color="transparent" style:writing-mode="page"/>
      <style:text-properties fo:color="#666666" style:font-name="Gentium Book Basic" fo:font-size="12pt" fo:letter-spacing="-0.0071in" fo:font-style="italic" style:text-underline-style="none" officeooo:rsid="00206cb4" officeooo:paragraph-rsid="0027a143" style:font-size-asian="12pt" style:font-style-asian="italic" style:font-style-complex="italic"/>
    </style:style>
    <style:style style:name="P9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line-height="100%" fo:text-indent="0in" style:auto-text-indent="false" fo:background-color="transparent" style:writing-mode="page"/>
      <style:text-properties fo:color="#666666" style:font-name="Gentium Book Basic" fo:font-size="12pt" fo:letter-spacing="-0.0071in" fo:font-style="italic" style:text-underline-style="none" officeooo:rsid="001120ac" officeooo:paragraph-rsid="00304d9b" style:font-size-asian="12pt" style:font-style-asian="italic" style:font-style-complex="italic"/>
    </style:style>
    <style:style style:name="P10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line-height="100%" fo:text-align="start" style:justify-single-word="false" fo:text-indent="0in" style:auto-text-indent="false" fo:background-color="transparent" style:writing-mode="page"/>
      <style:text-properties style:font-name="Gentium Book Basic" officeooo:paragraph-rsid="002c73ee"/>
    </style:style>
    <style:style style:name="P11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line-height="100%" fo:text-indent="0in" style:auto-text-indent="false" fo:background-color="transparent" style:writing-mode="page">
        <style:tab-stops>
          <style:tab-stop style:position="0.5in"/>
        </style:tab-stops>
      </style:paragraph-properties>
      <style:text-properties style:font-name="Gentium Book Basic" fo:font-size="12pt" fo:letter-spacing="-0.0071in" style:text-underline-style="none" officeooo:rsid="002f20b2" officeooo:paragraph-rsid="00304d9b" style:font-size-asian="12pt"/>
    </style:style>
    <style:style style:name="P12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line-height="100%" fo:text-indent="0in" style:auto-text-indent="false" fo:background-color="transparent" style:writing-mode="page">
        <style:tab-stops>
          <style:tab-stop style:position="0.25in"/>
          <style:tab-stop style:position="0.5in"/>
        </style:tab-stops>
      </style:paragraph-properties>
      <style:text-properties style:font-name="Gentium Book Basic" fo:font-size="12pt" fo:letter-spacing="-0.0071in" style:text-underline-style="none" officeooo:rsid="002f20b2" officeooo:paragraph-rsid="00304d9b" style:font-size-asian="12pt"/>
    </style:style>
    <style:style style:name="P13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line-height="100%" fo:text-indent="0in" style:auto-text-indent="false" fo:background-color="transparent" style:writing-mode="page"/>
      <style:text-properties style:font-name="Gentium Book Basic" fo:font-size="12pt" fo:letter-spacing="-0.0071in" style:text-underline-style="none" officeooo:rsid="00144b16" officeooo:paragraph-rsid="00304d9b" style:font-size-asian="12pt"/>
    </style:style>
    <style:style style:name="P14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line-height="100%" fo:text-indent="0in" style:auto-text-indent="false" fo:background-color="transparent" style:writing-mode="page">
        <style:tab-stops>
          <style:tab-stop style:position="0.25in"/>
          <style:tab-stop style:position="0.5in"/>
        </style:tab-stops>
      </style:paragraph-properties>
      <style:text-properties style:font-name="Gentium Book Basic" fo:font-size="12pt" fo:letter-spacing="-0.0071in" officeooo:rsid="000f857f" officeooo:paragraph-rsid="00304d9b" style:font-size-asian="12pt"/>
    </style:style>
    <style:style style:name="P15" style:family="paragraph" style:parent-style-name="Standard" style:master-page-name="">
      <loext:graphic-properties draw:fill="none"/>
      <style:paragraph-properties fo:margin-left="0in" fo:margin-right="0in" fo:margin-top="0.0398in" fo:margin-bottom="0.0398in" loext:contextual-spacing="false" fo:line-height="100%" fo:text-indent="0in" style:auto-text-indent="false" style:page-number="auto" fo:background-color="transparent" style:writing-mode="page"/>
      <style:text-properties fo:color="#666666" style:font-name="Gentium Book Basic" fo:font-size="12pt" fo:letter-spacing="-0.0071in" fo:font-style="italic" style:text-underline-style="none" officeooo:rsid="002c73ee" officeooo:paragraph-rsid="002c73ee" style:font-size-asian="12pt" style:font-style-asian="italic" style:font-style-complex="italic"/>
    </style:style>
    <style:style style:name="P16" style:family="paragraph" style:parent-style-name="Standard" style:master-page-name="">
      <loext:graphic-properties draw:fill="none"/>
      <style:paragraph-properties fo:margin-left="0in" fo:margin-right="0in" fo:margin-top="0.0398in" fo:margin-bottom="0.0398in" loext:contextual-spacing="false" fo:line-height="100%" fo:text-indent="0in" style:auto-text-indent="false" style:page-number="auto" fo:background-color="transparent" style:writing-mode="page"/>
      <style:text-properties style:font-name="Gentium Book Basic" fo:font-size="12pt" fo:letter-spacing="0.0016in" officeooo:paragraph-rsid="0027a143" style:font-size-asian="12pt"/>
    </style:style>
    <style:style style:name="P17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page-number="auto" fo:background-color="transparent" style:writing-mode="page"/>
      <style:text-properties style:font-name="Gentium Book Basic" fo:font-size="13pt" fo:letter-spacing="-0.0083in" fo:font-weight="bold" officeooo:paragraph-rsid="0027a143" style:font-size-asian="13pt" style:font-weight-asian="bold" style:font-size-complex="13pt" style:font-weight-complex="bold"/>
    </style:style>
    <style:style style:name="P18" style:family="paragraph" style:parent-style-name="Standard">
      <loext:graphic-properties draw:fill="none"/>
      <style:paragraph-properties fo:margin-left="0in" fo:margin-right="0.0618in" fo:margin-top="0.0398in" fo:margin-bottom="0.0398in" loext:contextual-spacing="false" fo:line-height="100%" fo:text-indent="0in" style:auto-text-indent="false" fo:background-color="transparent" style:writing-mode="page"/>
      <style:text-properties style:font-name="Gentium Book Basic" fo:font-size="12pt" fo:letter-spacing="-0.0035in" officeooo:paragraph-rsid="002abf71" style:font-size-asian="12pt"/>
    </style:style>
    <style:style style:name="P19" style:family="paragraph" style:parent-style-name="Standard" style:master-page-name="">
      <loext:graphic-properties draw:fill="none"/>
      <style:paragraph-properties fo:margin-left="0.25in" fo:margin-right="0.0618in" fo:margin-top="0.0398in" fo:margin-bottom="0.0398in" loext:contextual-spacing="false" fo:line-height="100%" fo:text-indent="0in" style:auto-text-indent="false" style:page-number="auto" fo:background-color="transparent" style:writing-mode="page"/>
      <style:text-properties style:font-name="Gentium Book Basic" fo:font-size="12pt" fo:letter-spacing="-0.0035in" officeooo:paragraph-rsid="002abf71" style:font-size-asian="12pt"/>
    </style:style>
    <style:style style:name="P20" style:family="paragraph" style:parent-style-name="Standard" style:master-page-name="">
      <loext:graphic-properties draw:fill="none"/>
      <style:paragraph-properties fo:margin-left="0.25in" fo:margin-right="0.0618in" fo:margin-top="0.0398in" fo:margin-bottom="0.0398in" loext:contextual-spacing="false" fo:line-height="100%" fo:text-indent="0in" style:auto-text-indent="false" style:page-number="auto" fo:background-color="transparent" style:writing-mode="page"/>
      <style:text-properties style:font-name="Gentium Book Basic" fo:font-size="12pt" fo:letter-spacing="-0.0035in" officeooo:paragraph-rsid="001120ac" style:font-size-asian="12pt"/>
    </style:style>
    <style:style style:name="P21" style:family="paragraph" style:parent-style-name="Standard">
      <style:paragraph-properties fo:margin-left="0.5008in" fo:margin-right="0.3252in" fo:margin-top="0.0398in" fo:margin-bottom="0.0398in" loext:contextual-spacing="false" fo:line-height="100%" fo:text-indent="0in" style:auto-text-indent="false" style:writing-mode="page"/>
      <style:text-properties style:font-name="Gentium Book Basic" fo:font-size="12pt" fo:letter-spacing="-0.0028in" officeooo:paragraph-rsid="0027a143" style:font-size-asian="12pt"/>
    </style:style>
    <style:style style:name="P22" style:family="paragraph" style:parent-style-name="Standard">
      <style:paragraph-properties fo:margin-left="0.0008in" fo:margin-right="1.35in" fo:margin-top="0.0398in" fo:margin-bottom="0.0398in" loext:contextual-spacing="false" fo:line-height="100%" fo:text-indent="0in" style:auto-text-indent="false" style:writing-mode="page"/>
      <style:text-properties style:font-name="Gentium Book Basic" fo:font-size="12pt" fo:letter-spacing="-0.0016in" officeooo:paragraph-rsid="0027a143" style:font-size-asian="12pt"/>
    </style:style>
    <style:style style:name="P23" style:family="paragraph" style:parent-style-name="Standard" style:master-page-name="">
      <loext:graphic-properties draw:fill="none"/>
      <style:paragraph-properties fo:margin-left="0in" fo:margin-right="0in" fo:margin-top="0.0398in" fo:margin-bottom="0.0398in" loext:contextual-spacing="false" fo:line-height="100%" fo:text-indent="0.25in" style:auto-text-indent="false" style:page-number="auto" fo:background-color="transparent" style:writing-mode="page">
        <style:tab-stops>
          <style:tab-stop style:position="0.5in"/>
        </style:tab-stops>
      </style:paragraph-properties>
      <style:text-properties style:font-name="Gentium Book Basic" fo:font-size="12pt" fo:letter-spacing="-0.0071in" style:text-underline-style="none" officeooo:rsid="00187f6c" officeooo:paragraph-rsid="0027a143" style:font-size-asian="12pt"/>
    </style:style>
    <style:style style:name="P24" style:family="paragraph" style:parent-style-name="Standard" style:master-page-name="">
      <loext:graphic-properties draw:fill="none"/>
      <style:paragraph-properties fo:margin-left="0in" fo:margin-right="0.3752in" fo:margin-top="0.0398in" fo:margin-bottom="0.0398in" loext:contextual-spacing="false" fo:line-height="100%" fo:text-indent="0in" style:auto-text-indent="false" style:page-number="auto" fo:background-color="transparent" style:writing-mode="page"/>
      <style:text-properties style:font-name="Gentium Book Basic" fo:font-size="12pt" fo:letter-spacing="-0.0028in" officeooo:paragraph-rsid="001120ac" style:font-size-asian="12pt"/>
    </style:style>
    <style:style style:name="P25" style:family="paragraph" style:parent-style-name="Standard" style:master-page-name="">
      <loext:graphic-properties draw:fill="none"/>
      <style:paragraph-properties fo:margin-left="0.25in" fo:margin-right="0.3752in" fo:margin-top="0.0398in" fo:margin-bottom="0.0398in" loext:contextual-spacing="false" fo:line-height="100%" fo:text-indent="0in" style:auto-text-indent="false" style:page-number="auto" fo:background-color="transparent" style:writing-mode="page"/>
      <style:text-properties style:font-name="Gentium Book Basic" fo:font-size="12pt" fo:letter-spacing="-0.0028in" officeooo:paragraph-rsid="001120ac" style:font-size-asian="12pt"/>
    </style:style>
    <style:style style:name="P26" style:family="paragraph" style:parent-style-name="Standard" style:master-page-name="">
      <loext:graphic-properties draw:fill="none"/>
      <style:paragraph-properties fo:margin-left="0in" fo:margin-right="0.6252in" fo:margin-top="0.0398in" fo:margin-bottom="0.0398in" loext:contextual-spacing="false" fo:line-height="100%" fo:text-indent="0in" style:auto-text-indent="false" style:page-number="auto" fo:background-color="transparent" style:writing-mode="page"/>
      <style:text-properties style:font-name="Gentium Book Basic" fo:font-size="12pt" fo:letter-spacing="-0.002in" officeooo:paragraph-rsid="001120ac" style:font-size-asian="12pt"/>
    </style:style>
    <style:style style:name="P27" style:family="paragraph" style:parent-style-name="Standard" style:master-page-name="">
      <loext:graphic-properties draw:fill="none"/>
      <style:paragraph-properties fo:margin-left="0.25in" fo:margin-right="0.6252in" fo:margin-top="0.0398in" fo:margin-bottom="0.0398in" loext:contextual-spacing="false" fo:line-height="100%" fo:text-indent="0in" style:auto-text-indent="false" style:page-number="auto" fo:background-color="transparent" style:writing-mode="page"/>
      <style:text-properties style:font-name="Gentium Book Basic" fo:font-size="12pt" fo:letter-spacing="-0.002in" officeooo:paragraph-rsid="001120ac" style:font-size-asian="12pt"/>
    </style:style>
    <style:style style:name="P28" style:family="paragraph" style:parent-style-name="Standard">
      <style:paragraph-properties fo:margin-left="0.2508in" fo:margin-right="0.5209in" fo:margin-top="0.0398in" fo:margin-bottom="0.0398in" loext:contextual-spacing="false" fo:line-height="100%" fo:text-indent="0in" style:auto-text-indent="false" style:writing-mode="page"/>
      <style:text-properties style:font-name="Gentium Book Basic" fo:font-size="12pt" fo:letter-spacing="-0.0028in" officeooo:rsid="002d5df5" officeooo:paragraph-rsid="002d5df5" style:font-size-asian="12pt"/>
    </style:style>
    <style:style style:name="P29" style:family="paragraph" style:parent-style-name="Standard" style:list-style-name="L1">
      <loext:graphic-properties draw:fill="none"/>
      <style:paragraph-properties fo:margin-top="0.0398in" fo:margin-bottom="0.0398in" loext:contextual-spacing="false" fo:line-height="100%" fo:background-color="transparent" style:writing-mode="page">
        <style:tab-stops>
          <style:tab-stop style:position="0.2547in"/>
        </style:tab-stops>
      </style:paragraph-properties>
      <style:text-properties style:font-name="Gentium Book Basic" fo:font-size="12pt" fo:letter-spacing="-0.0071in" style:text-underline-style="none" officeooo:rsid="002f20b2" officeooo:paragraph-rsid="0027a143" style:font-size-asian="12pt"/>
    </style:style>
    <style:style style:name="P30" style:family="paragraph" style:parent-style-name="Standard" style:list-style-name="L1">
      <loext:graphic-properties draw:fill="none"/>
      <style:paragraph-properties fo:margin-top="0.0398in" fo:margin-bottom="0.0398in" loext:contextual-spacing="false" fo:line-height="100%" fo:background-color="transparent" style:writing-mode="page">
        <style:tab-stops>
          <style:tab-stop style:position="0.2547in"/>
        </style:tab-stops>
      </style:paragraph-properties>
      <style:text-properties style:font-name="Gentium Book Basic" fo:font-size="12pt" fo:letter-spacing="-0.0071in" style:text-underline-style="none" officeooo:rsid="00206cb4" officeooo:paragraph-rsid="0030b12d" style:font-size-asian="12pt"/>
    </style:style>
    <style:style style:name="P31" style:family="paragraph" style:parent-style-name="Standard" style:list-style-name="L3">
      <loext:graphic-properties draw:fill="none"/>
      <style:paragraph-properties fo:margin-top="0.0398in" fo:margin-bottom="0.0398in" loext:contextual-spacing="false" fo:line-height="100%" fo:background-color="transparent" style:writing-mode="page"/>
      <style:text-properties style:font-name="Gentium Book Basic" fo:font-size="12pt" fo:letter-spacing="-0.0035in" officeooo:rsid="001120ac" officeooo:paragraph-rsid="00304d9b" style:font-size-asian="12pt"/>
    </style:style>
    <style:style style:name="P32" style:family="paragraph" style:parent-style-name="Standard" style:list-style-name="L5">
      <loext:graphic-properties draw:fill="none"/>
      <style:paragraph-properties fo:margin-top="0.0398in" fo:margin-bottom="0.0398in" loext:contextual-spacing="false" fo:line-height="100%" fo:background-color="transparent" style:writing-mode="page"/>
      <style:text-properties style:font-name="Gentium Book Basic" fo:font-size="12pt" fo:letter-spacing="-0.0055in" fo:font-style="normal" style:text-underline-style="none" officeooo:rsid="00150376" officeooo:paragraph-rsid="0012b444" style:font-size-asian="12pt" style:font-style-asian="normal" style:font-style-complex="normal"/>
    </style:style>
    <style:style style:name="P33" style:family="paragraph" style:parent-style-name="Standard" style:list-style-name="L5">
      <loext:graphic-properties draw:fill="none"/>
      <style:paragraph-properties fo:margin-top="0.0398in" fo:margin-bottom="0.0398in" loext:contextual-spacing="false" fo:line-height="100%" fo:background-color="transparent" style:writing-mode="page"/>
      <style:text-properties style:font-name="Gentium Book Basic" fo:font-size="12pt" fo:letter-spacing="-0.0055in" fo:font-style="normal" style:text-underline-style="none" officeooo:rsid="00150376" officeooo:paragraph-rsid="00150376" style:font-size-asian="12pt" style:font-style-asian="normal" style:font-style-complex="normal"/>
    </style:style>
    <style:style style:name="P34" style:family="paragraph" style:parent-style-name="Standard" style:list-style-name="L5">
      <loext:graphic-properties draw:fill="none"/>
      <style:paragraph-properties fo:margin-top="0.0398in" fo:margin-bottom="0.0398in" loext:contextual-spacing="false" fo:line-height="100%" fo:background-color="transparent" style:writing-mode="page"/>
      <style:text-properties style:font-name="Gentium Book Basic" fo:font-size="12pt" fo:letter-spacing="-0.0055in" fo:font-style="normal" style:text-underline-style="none" officeooo:rsid="0012b444" officeooo:paragraph-rsid="0012b444" style:font-size-asian="12pt" style:font-style-asian="normal" style:font-style-complex="normal"/>
    </style:style>
    <style:style style:name="P35" style:family="paragraph" style:parent-style-name="Standard" style:list-style-name="L5">
      <loext:graphic-properties draw:fill="none"/>
      <style:paragraph-properties fo:margin-top="0.0398in" fo:margin-bottom="0.0398in" loext:contextual-spacing="false" fo:line-height="100%" fo:background-color="transparent" style:writing-mode="page"/>
      <style:text-properties style:font-name="Gentium Book Basic" fo:font-size="12pt" fo:letter-spacing="-0.0055in" fo:font-style="normal" style:text-underline-style="none" officeooo:rsid="0030b12d" officeooo:paragraph-rsid="0030b12d" style:font-size-asian="12pt" style:font-style-asian="normal" style:font-style-complex="normal"/>
    </style:style>
    <style:style style:name="P36" style:family="paragraph" style:parent-style-name="Standard" style:list-style-name="L2">
      <loext:graphic-properties draw:fill="none"/>
      <style:paragraph-properties fo:margin-top="0.0398in" fo:margin-bottom="0.0398in" loext:contextual-spacing="false" fo:line-height="100%" fo:background-color="transparent" style:writing-mode="page"/>
      <style:text-properties style:font-name="Gentium Book Basic" officeooo:paragraph-rsid="001a6714"/>
    </style:style>
    <style:style style:name="P37" style:family="paragraph" style:parent-style-name="Standard" style:list-style-name="L3">
      <loext:graphic-properties draw:fill="none"/>
      <style:paragraph-properties fo:margin-top="0.0398in" fo:margin-bottom="0.0398in" loext:contextual-spacing="false" fo:line-height="100%" fo:background-color="transparent" style:writing-mode="page"/>
      <style:text-properties style:font-name="Gentium Book Basic" officeooo:paragraph-rsid="00304d9b"/>
    </style:style>
    <style:style style:name="P38" style:family="paragraph" style:parent-style-name="Standard" style:list-style-name="L4">
      <loext:graphic-properties draw:fill="none"/>
      <style:paragraph-properties fo:margin-top="0.0398in" fo:margin-bottom="0.0398in" loext:contextual-spacing="false" fo:line-height="100%" fo:background-color="transparent" style:writing-mode="page">
        <style:tab-stops>
          <style:tab-stop style:position="0.5in"/>
        </style:tab-stops>
      </style:paragraph-properties>
      <style:text-properties style:font-name="Century Schoolbook L" fo:font-size="12pt" fo:letter-spacing="-0.0071in" style:text-underline-style="none" officeooo:rsid="00187f6c" officeooo:paragraph-rsid="002abf71" style:font-size-asian="12pt"/>
    </style:style>
    <style:style style:name="P39" style:family="paragraph" style:parent-style-name="Standard" style:list-style-name="L4">
      <loext:graphic-properties draw:fill="none"/>
      <style:paragraph-properties fo:margin-top="0.0398in" fo:margin-bottom="0.0398in" loext:contextual-spacing="false" fo:line-height="100%" fo:background-color="transparent" style:writing-mode="page">
        <style:tab-stops>
          <style:tab-stop style:position="0.5in"/>
        </style:tab-stops>
      </style:paragraph-properties>
      <style:text-properties style:font-name="Century Schoolbook L" fo:font-size="12pt" fo:letter-spacing="-0.0071in" officeooo:paragraph-rsid="0027a143" style:font-size-asian="12pt"/>
    </style:style>
    <style:style style:name="P40" style:family="paragraph" style:parent-style-name="Standard" style:list-style-name="L2" style:master-page-name="">
      <loext:graphic-properties draw:fill="none"/>
      <style:paragraph-properties fo:margin-top="0.0398in" fo:margin-bottom="0.0398in" loext:contextual-spacing="false" fo:line-height="100%" style:page-number="auto" fo:background-color="transparent" style:writing-mode="page"/>
      <style:text-properties style:font-name="Gentium Book Basic" fo:font-size="12pt" fo:letter-spacing="-0.0035in" officeooo:paragraph-rsid="001a6714" style:font-size-asian="12pt"/>
    </style:style>
    <style:style style:name="P41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line-height="100%" fo:text-indent="0in" style:auto-text-indent="false" fo:background-color="transparent" style:writing-mode="page">
        <style:tab-stops>
          <style:tab-stop style:position="0.5in"/>
        </style:tab-stops>
      </style:paragraph-properties>
      <style:text-properties style:font-name="Gentium Book Basic" fo:font-size="12pt" fo:letter-spacing="-0.0071in" style:text-underline-style="none" officeooo:rsid="000f857f" officeooo:paragraph-rsid="00304d9b" style:font-size-asian="12pt"/>
    </style:style>
    <style:style style:name="P42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line-height="100%" fo:text-indent="0in" style:auto-text-indent="false" fo:background-color="transparent" style:writing-mode="page"/>
      <style:text-properties fo:color="#666666" style:font-name="Gentium Book Basic" fo:font-size="12pt" fo:letter-spacing="-0.0071in" fo:font-style="italic" style:text-underline-style="none" officeooo:rsid="00304d9b" officeooo:paragraph-rsid="00304d9b" style:font-size-asian="12pt" style:font-style-asian="italic" style:font-style-complex="italic"/>
    </style:style>
    <style:style style:name="P43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fo:background-color="transparent" style:writing-mode="page"/>
      <style:text-properties style:font-name="Gentium Book Basic" fo:font-size="11pt" officeooo:paragraph-rsid="0027a143" style:font-size-asian="11pt" style:font-size-complex="11pt"/>
    </style:style>
    <style:style style:name="P44" style:family="paragraph" style:parent-style-name="Standard">
      <style:paragraph-properties fo:margin-left="0.2508in" fo:margin-right="0.5209in" fo:margin-top="0.0398in" fo:margin-bottom="0.0398in" loext:contextual-spacing="false" fo:line-height="100%" fo:text-indent="0in" style:auto-text-indent="false" style:writing-mode="page"/>
      <style:text-properties style:font-name="Gentium Book Basic" fo:font-size="12pt" fo:letter-spacing="-0.0035in" officeooo:rsid="002eaa58" officeooo:paragraph-rsid="002eaa58" style:font-size-asian="12pt"/>
    </style:style>
    <style:style style:name="P45" style:family="paragraph" style:parent-style-name="Standard">
      <style:paragraph-properties fo:margin-left="0.2508in" fo:margin-right="0.5209in" fo:margin-top="0.0398in" fo:margin-bottom="0.0398in" loext:contextual-spacing="false" fo:line-height="100%" fo:text-indent="0in" style:auto-text-indent="false" style:writing-mode="page"/>
      <style:text-properties style:font-name="Gentium Book Basic" fo:font-size="12pt" fo:letter-spacing="-0.0028in" officeooo:rsid="003e4261" officeooo:paragraph-rsid="0030e1ff" style:font-size-asian="12pt"/>
    </style:style>
    <style:style style:name="P46" style:family="paragraph" style:parent-style-name="Standard">
      <loext:graphic-properties draw:fill="none"/>
      <style:paragraph-properties fo:margin-left="0.0008in" fo:margin-right="3.3752in" fo:margin-top="0.0398in" fo:margin-bottom="0.0398in" loext:contextual-spacing="false" fo:line-height="100%" fo:text-align="start" style:justify-single-word="false" fo:text-indent="0.5in" style:auto-text-indent="false" fo:background-color="transparent" style:writing-mode="page"/>
      <style:text-properties style:font-name="Gentium Book Basic" fo:font-size="12pt" fo:letter-spacing="-0.0043in" style:text-underline-style="none" officeooo:rsid="000f857f" officeooo:paragraph-rsid="0027a143" style:font-size-asian="12pt"/>
    </style:style>
    <style:style style:name="P47" style:family="paragraph" style:parent-style-name="Standard" style:master-page-name="">
      <loext:graphic-properties draw:fill="none" draw:fill-color="#729fcf"/>
      <style:paragraph-properties fo:margin-left="0in" fo:margin-right="0in" fo:margin-top="0.0398in" fo:margin-bottom="0.0398in" loext:contextual-spacing="false" fo:line-height="100%" fo:text-align="start" style:justify-single-word="false" fo:text-indent="0.5in" style:auto-text-indent="false" style:page-number="auto" fo:background-color="transparent" style:writing-mode="page"/>
      <style:text-properties style:font-name="Gentium Book Basic" fo:font-size="12pt" fo:letter-spacing="-0.0043in" style:text-underline-style="none" officeooo:rsid="0030e1ff" officeooo:paragraph-rsid="0030e1ff" style:font-size-asian="12pt"/>
    </style:style>
    <style:style style:name="P48" style:family="paragraph" style:parent-style-name="Standard">
      <loext:graphic-properties draw:fill="none"/>
      <style:paragraph-properties fo:margin-left="0.25in" fo:margin-right="0in" fo:margin-top="0.0398in" fo:margin-bottom="0.0398in" loext:contextual-spacing="false" fo:line-height="100%" fo:text-indent="0in" style:auto-text-indent="false" fo:background-color="transparent" style:writing-mode="page"/>
      <style:text-properties style:font-name="Gentium Book Basic" fo:font-size="12pt" fo:letter-spacing="-0.0035in" fo:font-style="normal" style:text-underline-style="none" officeooo:rsid="00150376" officeooo:paragraph-rsid="00150376" style:font-size-asian="12pt" style:font-style-asian="normal" style:font-style-complex="normal"/>
    </style:style>
    <style:style style:name="P49" style:family="paragraph" style:parent-style-name="Standard">
      <loext:graphic-properties draw:fill="none"/>
      <style:paragraph-properties fo:margin-left="0.0008in" fo:margin-right="3.3752in" fo:margin-top="0.0398in" fo:margin-bottom="0.0398in" loext:contextual-spacing="false" fo:line-height="100%" fo:text-align="start" style:justify-single-word="false" fo:text-indent="0in" style:auto-text-indent="false" fo:background-color="transparent" style:writing-mode="page"/>
      <style:text-properties style:font-name="Gentium Book Basic" fo:font-style="italic" style:text-underline-style="none" officeooo:paragraph-rsid="00206cb4" style:font-style-asian="italic" style:font-style-complex="italic"/>
    </style:style>
    <style:style style:name="P50" style:family="paragraph" style:parent-style-name="Standard" style:master-page-name="">
      <loext:graphic-properties draw:fill="none"/>
      <style:paragraph-properties fo:margin-left="0in" fo:margin-right="0.3752in" fo:margin-top="0.0398in" fo:margin-bottom="0.0398in" loext:contextual-spacing="false" fo:line-height="100%" fo:text-indent="0in" style:auto-text-indent="false" style:page-number="auto" fo:background-color="transparent" style:writing-mode="page"/>
      <style:text-properties fo:color="#666666" style:font-name="Gentium Book Basic" fo:font-size="12pt" fo:letter-spacing="-0.0043in" fo:font-style="italic" officeooo:rsid="0015db60" officeooo:paragraph-rsid="0030e1ff" style:font-size-asian="12pt" style:font-style-asian="italic" style:font-style-complex="italic"/>
    </style:style>
    <style:style style:name="P51" style:family="paragraph" style:parent-style-name="Standard" style:master-page-name="">
      <loext:graphic-properties draw:fill="none"/>
      <style:paragraph-properties fo:margin-left="0in" fo:margin-right="1.5618in" fo:margin-top="0.0398in" fo:margin-bottom="0.0398in" loext:contextual-spacing="false" fo:line-height="100%" fo:text-indent="0in" style:auto-text-indent="false" style:page-number="auto" fo:background-color="transparent" style:writing-mode="page"/>
      <style:text-properties fo:color="#666666" style:font-name="Gentium Book Basic" fo:font-size="12pt" fo:letter-spacing="0.0008in" fo:font-style="italic" officeooo:paragraph-rsid="0030e1ff" style:font-size-asian="12pt" style:font-style-asian="italic"/>
    </style:style>
    <style:style style:name="P52" style:family="paragraph" style:parent-style-name="Standard">
      <style:paragraph-properties fo:margin-left="0in" fo:margin-right="4.011in" fo:margin-top="0.0398in" fo:margin-bottom="0.0398in" loext:contextual-spacing="false" fo:line-height="100%" fo:text-indent="0in" style:auto-text-indent="false" style:writing-mode="page"/>
      <style:text-properties style:font-name="Gentium Book Basic" fo:font-size="12pt" fo:letter-spacing="-0.0043in" fo:font-style="italic" officeooo:paragraph-rsid="0030e1ff" style:font-size-asian="12pt" style:font-style-asian="italic"/>
    </style:style>
    <style:style style:name="P53" style:family="paragraph" style:parent-style-name="Standard">
      <loext:graphic-properties draw:fill="none" draw:fill-color="#729fcf"/>
      <style:paragraph-properties fo:margin-left="0.25in" fo:margin-right="0in" fo:margin-top="0.0398in" fo:margin-bottom="0.0398in" loext:contextual-spacing="false" fo:line-height="100%" fo:text-indent="0in" style:auto-text-indent="false" fo:background-color="transparent" style:writing-mode="page"/>
      <style:text-properties style:font-name="Gentium Book Basic" officeooo:paragraph-rsid="0030e1ff"/>
    </style:style>
    <style:style style:name="P54" style:family="paragraph" style:parent-style-name="Standard">
      <loext:graphic-properties draw:fill="none" draw:fill-color="#729fcf"/>
      <style:paragraph-properties fo:margin-left="0.25in" fo:margin-right="0in" fo:margin-top="0.0398in" fo:margin-bottom="0.0398in" loext:contextual-spacing="false" fo:line-height="100%" fo:text-indent="0in" style:auto-text-indent="false" fo:background-color="transparent" style:writing-mode="page"/>
      <style:text-properties style:font-name="Gentium Book Basic" fo:font-size="12pt" fo:letter-spacing="0.0008in" fo:font-style="normal" officeooo:rsid="001f58cf" officeooo:paragraph-rsid="0030e1ff" style:font-size-asian="12pt" style:font-style-asian="normal" style:font-style-complex="normal"/>
    </style:style>
    <style:style style:name="P55" style:family="paragraph" style:parent-style-name="Standard" style:master-page-name="">
      <loext:graphic-properties draw:fill="none" draw:fill-color="#729fcf"/>
      <style:paragraph-properties fo:margin-left="0.25in" fo:margin-right="0in" fo:margin-top="0.0398in" fo:margin-bottom="0.0398in" loext:contextual-spacing="false" fo:line-height="100%" fo:text-indent="0in" style:auto-text-indent="false" style:page-number="auto" fo:background-color="transparent" style:writing-mode="page"/>
      <style:text-properties style:font-name="Gentium Book Basic" fo:font-size="12pt" fo:letter-spacing="0.0008in" fo:font-style="normal" officeooo:rsid="001f58cf" officeooo:paragraph-rsid="0030e1ff" style:font-size-asian="12pt" style:font-style-asian="normal" style:font-style-complex="normal"/>
    </style:style>
    <style:style style:name="P56" style:family="paragraph" style:parent-style-name="Standard" style:master-page-name="">
      <loext:graphic-properties draw:fill="none" draw:fill-color="#729fcf"/>
      <style:paragraph-properties fo:margin-left="0.25in" fo:margin-right="0in" fo:margin-top="0.0398in" fo:margin-bottom="0.0398in" loext:contextual-spacing="false" fo:line-height="100%" fo:text-indent="0in" style:auto-text-indent="false" style:page-number="auto" fo:background-color="transparent" style:writing-mode="page"/>
      <style:text-properties style:font-name="Gentium Book Basic" officeooo:paragraph-rsid="0030e1ff"/>
    </style:style>
    <style:style style:name="P57" style:family="paragraph" style:parent-style-name="Standard" style:master-page-name="">
      <loext:graphic-properties draw:fill="none" draw:fill-color="#729fcf"/>
      <style:paragraph-properties fo:margin-left="0.25in" fo:margin-right="0.5in" fo:margin-top="0.0398in" fo:margin-bottom="0.0398in" loext:contextual-spacing="false" fo:line-height="100%" fo:text-indent="0in" style:auto-text-indent="false" style:page-number="auto" fo:background-color="transparent" style:writing-mode="page"/>
      <style:text-properties style:font-name="Gentium Book Basic" officeooo:paragraph-rsid="0030e1ff"/>
    </style:style>
    <style:style style:name="P58" style:family="paragraph" style:parent-style-name="Standard" style:master-page-name="">
      <loext:graphic-properties draw:fill="none" draw:fill-color="#729fcf"/>
      <style:paragraph-properties fo:margin-left="0.25in" fo:margin-right="0.5in" fo:margin-top="0.0398in" fo:margin-bottom="0.0398in" loext:contextual-spacing="false" fo:line-height="100%" fo:text-indent="0in" style:auto-text-indent="false" style:page-number="auto" fo:background-color="transparent" style:writing-mode="page"/>
      <style:text-properties style:font-name="Gentium Book Basic" fo:font-size="12pt" fo:letter-spacing="0.0008in" fo:font-style="normal" officeooo:paragraph-rsid="0030e1ff" style:font-size-asian="12pt" style:font-style-asian="normal" style:font-style-complex="normal"/>
    </style:style>
    <style:style style:name="P59" style:family="paragraph" style:parent-style-name="Standard" style:master-page-name="">
      <loext:graphic-properties draw:fill="none" draw:fill-color="#729fcf"/>
      <style:paragraph-properties fo:margin-left="0.25in" fo:margin-right="0.5in" fo:margin-top="0.0398in" fo:margin-bottom="0.0398in" loext:contextual-spacing="false" fo:line-height="100%" fo:text-indent="0in" style:auto-text-indent="false" style:page-number="auto" fo:background-color="transparent" style:writing-mode="page"/>
      <style:text-properties style:font-name="Gentium Book Basic" officeooo:paragraph-rsid="0030e1ff"/>
    </style:style>
    <style:style style:name="P60" style:family="paragraph" style:parent-style-name="Standard" style:master-page-name="">
      <loext:graphic-properties draw:fill="none" draw:fill-color="#729fcf"/>
      <style:paragraph-properties fo:margin-left="0.25in" fo:margin-right="0.1252in" fo:margin-top="0.0398in" fo:margin-bottom="0.0398in" loext:contextual-spacing="false" fo:line-height="100%" fo:text-indent="0in" style:auto-text-indent="false" style:page-number="auto" fo:background-color="transparent" style:writing-mode="page"/>
      <style:text-properties style:font-name="Gentium Book Basic" officeooo:paragraph-rsid="0030e1ff"/>
    </style:style>
    <style:style style:name="P61" style:family="paragraph" style:parent-style-name="Standard" style:master-page-name="">
      <loext:graphic-properties draw:fill="none" draw:fill-color="#729fcf"/>
      <style:paragraph-properties fo:margin-left="0.25in" fo:margin-right="0.1252in" fo:margin-top="0.0398in" fo:margin-bottom="0.0398in" loext:contextual-spacing="false" fo:line-height="100%" fo:text-indent="0in" style:auto-text-indent="false" style:page-number="auto" fo:background-color="transparent" style:writing-mode="page"/>
      <style:text-properties style:font-name="Gentium Book Basic" officeooo:rsid="0015db60" officeooo:paragraph-rsid="0030e1ff"/>
    </style:style>
    <style:style style:name="P62" style:family="paragraph" style:parent-style-name="Standard" style:master-page-name="">
      <loext:graphic-properties draw:fill="none" draw:fill-color="#729fcf"/>
      <style:paragraph-properties fo:margin-left="0.25in" fo:margin-right="0.1252in" fo:margin-top="0.0398in" fo:margin-bottom="0.0398in" loext:contextual-spacing="false" fo:line-height="100%" fo:text-indent="0in" style:auto-text-indent="false" style:page-number="auto" fo:background-color="transparent" style:writing-mode="page"/>
      <style:text-properties style:font-name="Gentium Book Basic" officeooo:paragraph-rsid="0030e1ff"/>
    </style:style>
    <style:style style:name="P63" style:family="paragraph" style:parent-style-name="Standard">
      <loext:graphic-properties draw:fill="none" draw:fill-color="#729fcf"/>
      <style:paragraph-properties fo:margin-left="0.25in" fo:margin-right="0.1252in" fo:margin-top="0.0398in" fo:margin-bottom="0.0398in" loext:contextual-spacing="false" fo:line-height="100%" fo:text-indent="0in" style:auto-text-indent="false" fo:background-color="transparent" style:writing-mode="page"/>
      <style:text-properties style:font-name="Gentium Book Basic" officeooo:paragraph-rsid="0030e1ff"/>
    </style:style>
    <style:style style:name="P64" style:family="paragraph" style:parent-style-name="Standard" style:master-page-name="">
      <loext:graphic-properties draw:fill="none" draw:fill-color="#729fcf"/>
      <style:paragraph-properties fo:margin-left="0.25in" fo:margin-right="0.1252in" fo:margin-top="0.0398in" fo:margin-bottom="0.0398in" loext:contextual-spacing="false" fo:line-height="100%" fo:text-indent="0in" style:auto-text-indent="false" style:page-number="auto" fo:background-color="transparent" style:writing-mode="page"/>
      <style:text-properties style:font-name="Gentium Book Basic" officeooo:paragraph-rsid="0030e1ff"/>
    </style:style>
    <style:style style:name="P65" style:family="paragraph" style:parent-style-name="Standard" style:master-page-name="">
      <loext:graphic-properties draw:fill="none" draw:fill-color="#729fcf"/>
      <style:paragraph-properties fo:margin-left="0.25in" fo:margin-right="0.3118in" fo:margin-top="0.0398in" fo:margin-bottom="0.0398in" loext:contextual-spacing="false" fo:line-height="100%" fo:text-indent="0in" style:auto-text-indent="false" style:page-number="auto" fo:background-color="transparent" style:writing-mode="page"/>
      <style:text-properties style:font-name="Gentium Book Basic" officeooo:paragraph-rsid="0030e1ff"/>
    </style:style>
    <style:style style:name="P66" style:family="paragraph" style:parent-style-name="Standard" style:master-page-name="">
      <loext:graphic-properties draw:fill="none" draw:fill-color="#729fcf"/>
      <style:paragraph-properties fo:margin-left="0.25in" fo:margin-right="0.0618in" fo:margin-top="0.0398in" fo:margin-bottom="0.0398in" loext:contextual-spacing="false" fo:line-height="100%" fo:text-indent="0in" style:auto-text-indent="false" style:page-number="auto" fo:background-color="transparent" style:writing-mode="page"/>
      <style:text-properties style:font-name="Gentium Book Basic" officeooo:paragraph-rsid="0030e1ff"/>
    </style:style>
    <style:style style:name="P67" style:family="paragraph" style:parent-style-name="Standard" style:master-page-name="">
      <loext:graphic-properties draw:fill="none" draw:fill-color="#729fcf"/>
      <style:paragraph-properties fo:margin-left="0.25in" fo:margin-right="0.0618in" fo:margin-top="0.0398in" fo:margin-bottom="0.0398in" loext:contextual-spacing="false" fo:line-height="100%" fo:text-indent="0in" style:auto-text-indent="false" style:page-number="auto" fo:background-color="transparent" style:writing-mode="page"/>
      <style:text-properties style:font-name="Gentium Book Basic" officeooo:paragraph-rsid="0030e1ff"/>
    </style:style>
    <style:style style:name="P68" style:family="paragraph" style:parent-style-name="Standard">
      <loext:graphic-properties draw:fill="none" draw:fill-color="#729fcf"/>
      <style:paragraph-properties fo:margin-left="0.25in" fo:margin-right="0.0618in" fo:margin-top="0.0398in" fo:margin-bottom="0.0398in" loext:contextual-spacing="false" fo:line-height="100%" fo:text-indent="0in" style:auto-text-indent="false" fo:background-color="transparent" style:writing-mode="page"/>
      <style:text-properties style:font-name="Gentium Book Basic" fo:font-size="12pt" fo:letter-spacing="-0.0008in" fo:font-style="normal" officeooo:paragraph-rsid="0032d44e" style:font-size-asian="12pt" style:font-style-asian="normal" style:font-style-complex="normal"/>
    </style:style>
    <style:style style:name="P69" style:family="paragraph" style:parent-style-name="Standard" style:master-page-name="">
      <loext:graphic-properties draw:fill="none" draw:fill-color="#729fcf"/>
      <style:paragraph-properties fo:margin-left="0.25in" fo:margin-right="0.25in" fo:margin-top="0.0398in" fo:margin-bottom="0.0398in" loext:contextual-spacing="false" fo:line-height="100%" fo:text-indent="0in" style:auto-text-indent="false" style:page-number="auto" fo:background-color="transparent" style:writing-mode="page"/>
      <style:text-properties style:font-name="Gentium Book Basic" officeooo:paragraph-rsid="0030e1ff"/>
    </style:style>
    <style:style style:name="P70" style:family="paragraph" style:parent-style-name="Standard" style:master-page-name="">
      <loext:graphic-properties draw:fill="none" draw:fill-color="#729fcf"/>
      <style:paragraph-properties fo:margin-left="0.25in" fo:margin-right="0.25in" fo:margin-top="0.0398in" fo:margin-bottom="0.0398in" loext:contextual-spacing="false" fo:line-height="100%" fo:text-indent="0in" style:auto-text-indent="false" style:page-number="auto" fo:background-color="transparent" style:writing-mode="page"/>
      <style:text-properties style:font-name="Gentium Book Basic" officeooo:paragraph-rsid="0030e1ff"/>
    </style:style>
    <style:style style:name="P71" style:family="paragraph" style:parent-style-name="Standard" style:master-page-name="">
      <loext:graphic-properties draw:fill="none" draw:fill-color="#729fcf"/>
      <style:paragraph-properties fo:margin-left="0.25in" fo:margin-right="0.3752in" fo:margin-top="0.0398in" fo:margin-bottom="0.0398in" loext:contextual-spacing="false" fo:line-height="100%" fo:text-indent="0in" style:auto-text-indent="false" style:page-number="auto" fo:background-color="transparent" style:writing-mode="page"/>
      <style:text-properties style:font-name="Gentium Book Basic" officeooo:paragraph-rsid="0030e1ff"/>
    </style:style>
    <style:style style:name="P72" style:family="paragraph" style:parent-style-name="Standard" style:master-page-name="">
      <loext:graphic-properties draw:fill="none" draw:fill-color="#729fcf"/>
      <style:paragraph-properties fo:margin-left="0.25in" fo:margin-right="0.4366in" fo:margin-top="0.0398in" fo:margin-bottom="0.0398in" loext:contextual-spacing="false" fo:line-height="100%" fo:text-indent="0in" style:auto-text-indent="false" style:page-number="auto" fo:background-color="transparent" style:writing-mode="page"/>
      <style:text-properties style:font-name="Gentium Book Basic" officeooo:paragraph-rsid="0030e1ff"/>
    </style:style>
    <style:style style:name="P73" style:family="paragraph" style:parent-style-name="Standard" style:master-page-name="">
      <loext:graphic-properties draw:fill="none" draw:fill-color="#729fcf"/>
      <style:paragraph-properties fo:margin-left="0.25in" fo:margin-right="0.5618in" fo:margin-top="0.0398in" fo:margin-bottom="0.0398in" loext:contextual-spacing="false" fo:line-height="100%" fo:text-indent="0in" style:auto-text-indent="false" style:page-number="auto" fo:background-color="transparent" style:writing-mode="page">
        <style:tab-stops/>
      </style:paragraph-properties>
      <style:text-properties style:font-name="Gentium Book Basic" officeooo:paragraph-rsid="0030e1ff"/>
    </style:style>
    <style:style style:name="P74" style:family="paragraph" style:parent-style-name="Standard" style:master-page-name="">
      <loext:graphic-properties draw:fill="none" draw:fill-color="#729fcf"/>
      <style:paragraph-properties fo:margin-left="0.25in" fo:margin-right="0.1866in" fo:margin-top="0.0398in" fo:margin-bottom="0.0398in" loext:contextual-spacing="false" fo:line-height="100%" fo:text-indent="0in" style:auto-text-indent="false" style:page-number="auto" fo:background-color="transparent" style:writing-mode="page"/>
      <style:text-properties style:font-name="Gentium Book Basic" officeooo:paragraph-rsid="0030e1ff"/>
    </style:style>
    <style:style style:name="P75" style:family="paragraph" style:parent-style-name="Standard" style:master-page-name="">
      <loext:graphic-properties draw:fill="none" draw:fill-color="#729fcf"/>
      <style:paragraph-properties fo:margin-left="0.25in" fo:margin-right="0.0618in" fo:margin-top="0.0398in" fo:margin-bottom="0.0398in" loext:contextual-spacing="false" fo:line-height="100%" fo:text-indent="0in" style:auto-text-indent="false" style:page-number="auto" fo:background-color="transparent" style:writing-mode="page"/>
      <style:text-properties style:font-name="Gentium Book Basic" fo:font-size="12pt" fo:letter-spacing="-0.0008in" fo:font-style="normal" officeooo:rsid="002d67d4" officeooo:paragraph-rsid="0032d44e" style:font-size-asian="12pt" style:font-style-asian="normal" style:font-style-complex="normal"/>
    </style:style>
    <style:style style:name="P76" style:family="paragraph" style:parent-style-name="Heading_20_3">
      <style:text-properties style:font-name="Gentium Book Basic"/>
    </style:style>
    <style:style style:name="P77" style:family="paragraph" style:parent-style-name="Heading_20_3">
      <style:text-properties style:font-name="Gentium Book Basic" officeooo:paragraph-rsid="0027a143"/>
    </style:style>
    <style:style style:name="P78" style:family="paragraph" style:parent-style-name="Heading_20_3">
      <style:text-properties style:text-underline-style="none"/>
    </style:style>
    <style:style style:name="T1" style:family="text">
      <style:text-properties fo:font-size="12pt" fo:letter-spacing="-0.0043in" style:font-size-asian="12pt"/>
    </style:style>
    <style:style style:name="T2" style:family="text">
      <style:text-properties fo:font-size="12pt" fo:letter-spacing="-0.0043in" officeooo:rsid="00206cb4" style:font-size-asian="12pt"/>
    </style:style>
    <style:style style:name="T3" style:family="text">
      <style:text-properties fo:font-size="12pt" fo:letter-spacing="-0.0043in" style:font-size-asian="12pt" style:font-size-complex="12pt"/>
    </style:style>
    <style:style style:name="T4" style:family="text">
      <style:text-properties fo:font-size="12pt" fo:letter-spacing="-0.0043in" officeooo:rsid="00144b16" style:font-size-asian="12pt" style:font-size-complex="12pt"/>
    </style:style>
    <style:style style:name="T5" style:family="text">
      <style:text-properties fo:font-size="12pt" fo:letter-spacing="-0.0043in" style:text-underline-style="solid" style:text-underline-width="auto" style:text-underline-color="font-color" style:font-size-asian="12pt"/>
    </style:style>
    <style:style style:name="T6" style:family="text">
      <style:text-properties fo:font-size="12pt" fo:letter-spacing="-0.0043in" style:text-underline-style="solid" style:text-underline-width="auto" style:text-underline-color="font-color" officeooo:rsid="00144b16" style:font-size-asian="12pt"/>
    </style:style>
    <style:style style:name="T7" style:family="text">
      <style:text-properties fo:font-size="12pt" fo:letter-spacing="-0.0043in" style:text-underline-style="none" officeooo:rsid="000f857f" style:font-size-asian="12pt"/>
    </style:style>
    <style:style style:name="T8" style:family="text">
      <style:text-properties fo:font-size="12pt" fo:letter-spacing="-0.0043in" style:text-underline-style="none" officeooo:rsid="00122109" style:font-size-asian="12pt"/>
    </style:style>
    <style:style style:name="T9" style:family="text">
      <style:text-properties fo:font-size="12pt" fo:letter-spacing="-0.0043in" style:text-underline-style="none" officeooo:rsid="004247af" style:font-size-asian="12pt"/>
    </style:style>
    <style:style style:name="T10" style:family="text">
      <style:text-properties fo:font-size="12pt" fo:letter-spacing="-0.0043in" style:text-underline-style="none" officeooo:rsid="0035e2c3" style:font-size-asian="12pt"/>
    </style:style>
    <style:style style:name="T11" style:family="text">
      <style:text-properties fo:font-size="12pt" fo:letter-spacing="-0.0043in" style:text-underline-style="none" officeooo:rsid="0027a143" style:font-size-asian="12pt"/>
    </style:style>
    <style:style style:name="T12" style:family="text">
      <style:text-properties fo:font-size="12pt" fo:letter-spacing="-0.0043in" style:text-underline-style="none" officeooo:rsid="00288171" style:font-size-asian="12pt"/>
    </style:style>
    <style:style style:name="T13" style:family="text">
      <style:text-properties fo:font-size="12pt" fo:letter-spacing="-0.0043in" style:text-underline-style="none" officeooo:rsid="002abf71" style:font-size-asian="12pt"/>
    </style:style>
    <style:style style:name="T14" style:family="text">
      <style:text-properties fo:font-size="12pt" fo:letter-spacing="-0.0043in" style:text-underline-style="none" officeooo:rsid="002c73ee" style:font-size-asian="12pt"/>
    </style:style>
    <style:style style:name="T15" style:family="text">
      <style:text-properties fo:font-size="12pt" fo:letter-spacing="-0.0043in" style:text-underline-style="none" officeooo:rsid="0030b12d" style:font-size-asian="12pt"/>
    </style:style>
    <style:style style:name="T16" style:family="text">
      <style:text-properties fo:font-size="12pt" fo:letter-spacing="-0.0071in" style:text-underline-style="solid" style:text-underline-width="auto" style:text-underline-color="font-color" officeooo:rsid="000f75bd" style:font-size-asian="12pt"/>
    </style:style>
    <style:style style:name="T17" style:family="text">
      <style:text-properties fo:font-size="12pt" fo:letter-spacing="-0.0071in" style:text-underline-style="solid" style:text-underline-width="auto" style:text-underline-color="font-color" officeooo:rsid="00351e2c" style:font-size-asian="12pt"/>
    </style:style>
    <style:style style:name="T18" style:family="text">
      <style:text-properties fo:font-size="12pt" fo:letter-spacing="-0.0071in" style:font-size-asian="12pt"/>
    </style:style>
    <style:style style:name="T19" style:family="text">
      <style:text-properties fo:font-size="12pt" fo:letter-spacing="-0.0071in" style:text-underline-style="none" style:font-size-asian="12pt" style:font-size-complex="12pt"/>
    </style:style>
    <style:style style:name="T20" style:family="text">
      <style:text-properties fo:font-size="12pt" fo:letter-spacing="-0.0035in" style:font-size-asian="12pt"/>
    </style:style>
    <style:style style:name="T21" style:family="text">
      <style:text-properties fo:font-size="12pt" fo:letter-spacing="-0.0035in" officeooo:rsid="001120ac" style:font-size-asian="12pt"/>
    </style:style>
    <style:style style:name="T22" style:family="text">
      <style:text-properties fo:font-size="12pt" fo:letter-spacing="-0.0035in" officeooo:rsid="002abf71" style:font-size-asian="12pt"/>
    </style:style>
    <style:style style:name="T23" style:family="text">
      <style:text-properties fo:font-size="12pt" fo:letter-spacing="-0.0035in" officeooo:rsid="0015db60" style:font-size-asian="12pt"/>
    </style:style>
    <style:style style:name="T24" style:family="text">
      <style:text-properties fo:font-size="12pt" fo:letter-spacing="-0.0035in" officeooo:rsid="0027fd88" style:font-size-asian="12pt"/>
    </style:style>
    <style:style style:name="T25" style:family="text">
      <style:text-properties fo:font-size="12pt" fo:letter-spacing="-0.0035in" fo:font-style="italic" officeooo:rsid="001120ac" style:font-size-asian="12pt" style:font-style-asian="italic" style:font-style-complex="italic"/>
    </style:style>
    <style:style style:name="T26" style:family="text">
      <style:text-properties fo:font-size="12pt" fo:letter-spacing="-0.0035in" fo:font-style="normal" officeooo:rsid="001120ac" style:font-size-asian="12pt" style:font-style-asian="normal" style:font-style-complex="normal"/>
    </style:style>
    <style:style style:name="T27" style:family="text">
      <style:text-properties fo:font-size="12pt" fo:letter-spacing="-0.0035in" fo:font-style="normal" style:text-underline-style="solid" style:text-underline-width="auto" style:text-underline-color="font-color" officeooo:rsid="00150376" style:font-size-asian="12pt" style:font-style-asian="normal" style:font-style-complex="normal"/>
    </style:style>
    <style:style style:name="T28" style:family="text">
      <style:text-properties fo:font-size="12pt" fo:letter-spacing="-0.0035in" fo:font-style="normal" style:text-underline-style="none" officeooo:rsid="00150376" style:font-size-asian="12pt" style:font-style-asian="normal" style:font-style-complex="normal"/>
    </style:style>
    <style:style style:name="T29" style:family="text">
      <style:text-properties fo:font-size="12pt" fo:letter-spacing="-0.0035in" style:text-underline-style="solid" style:text-underline-width="auto" style:text-underline-color="font-color" style:font-size-asian="12pt"/>
    </style:style>
    <style:style style:name="T30" style:family="text">
      <style:text-properties fo:font-size="12pt" fo:letter-spacing="-0.002in" style:font-size-asian="12pt"/>
    </style:style>
    <style:style style:name="T31" style:family="text">
      <style:text-properties fo:font-size="12pt" fo:letter-spacing="-0.002in" officeooo:rsid="00206cb4" style:font-size-asian="12pt"/>
    </style:style>
    <style:style style:name="T32" style:family="text">
      <style:text-properties fo:font-size="12pt" fo:letter-spacing="-0.002in" officeooo:rsid="002c73ee" style:font-size-asian="12pt"/>
    </style:style>
    <style:style style:name="T33" style:family="text">
      <style:text-properties fo:font-size="12pt" fo:letter-spacing="-0.002in" style:text-underline-style="none" officeooo:rsid="00111b38" style:font-size-asian="12pt"/>
    </style:style>
    <style:style style:name="T34" style:family="text">
      <style:text-properties fo:font-size="12pt" fo:letter-spacing="-0.002in" fo:font-style="italic" style:font-size-asian="12pt" style:font-style-asian="italic" style:font-style-complex="italic"/>
    </style:style>
    <style:style style:name="T35" style:family="text">
      <style:text-properties fo:font-size="12pt" fo:letter-spacing="-0.0028in" style:font-size-asian="12pt"/>
    </style:style>
    <style:style style:name="T36" style:family="text">
      <style:text-properties fo:font-size="12pt" fo:letter-spacing="-0.0028in" fo:font-style="italic" style:font-size-asian="12pt" style:font-style-asian="italic" style:font-style-complex="italic"/>
    </style:style>
    <style:style style:name="T37" style:family="text">
      <style:text-properties fo:font-size="12pt" fo:letter-spacing="-0.0028in" fo:font-style="normal" style:font-size-asian="12pt" style:font-style-asian="normal" style:font-style-complex="normal"/>
    </style:style>
    <style:style style:name="T38" style:family="text">
      <style:text-properties fo:font-size="12pt" fo:letter-spacing="-0.0028in" fo:font-style="normal" style:text-underline-style="none" officeooo:rsid="00150376" style:font-size-asian="12pt" style:font-style-asian="normal" style:font-style-complex="normal"/>
    </style:style>
    <style:style style:name="T39" style:family="text">
      <style:text-properties fo:font-size="12pt" fo:letter-spacing="-0.0083in" fo:font-style="normal" style:text-underline-style="none" officeooo:rsid="00150376" style:font-size-asian="12pt" style:font-style-asian="normal" style:font-style-complex="normal"/>
    </style:style>
    <style:style style:name="T40" style:family="text">
      <style:text-properties fo:font-size="12pt" fo:letter-spacing="-0.0016in" style:font-size-asian="12pt"/>
    </style:style>
    <style:style style:name="T41" style:family="text">
      <style:text-properties fo:font-size="12pt" fo:letter-spacing="-0.0016in" fo:font-style="italic" style:text-underline-style="none" style:font-size-asian="12pt" style:font-style-asian="italic" style:font-style-complex="italic"/>
    </style:style>
    <style:style style:name="T42" style:family="text">
      <style:text-properties fo:font-size="12pt" fo:letter-spacing="-0.0063in" style:font-size-asian="12pt"/>
    </style:style>
    <style:style style:name="T43" style:family="text">
      <style:text-properties fo:font-size="12pt" fo:letter-spacing="-0.0047in" style:font-size-asian="12pt"/>
    </style:style>
    <style:style style:name="T44" style:family="text">
      <style:text-properties fo:font-size="12pt" fo:letter-spacing="-0.0047in" officeooo:rsid="00178b88" style:font-size-asian="12pt"/>
    </style:style>
    <style:style style:name="T45" style:family="text">
      <style:text-properties fo:font-size="12pt" fo:letter-spacing="-0.0047in" officeooo:rsid="0015db60" style:font-size-asian="12pt"/>
    </style:style>
    <style:style style:name="T46" style:family="text">
      <style:text-properties fo:font-size="12pt" fo:letter-spacing="-0.0047in" fo:font-style="italic" style:font-size-asian="12pt" style:font-style-asian="italic" style:font-style-complex="italic"/>
    </style:style>
    <style:style style:name="T47" style:family="text">
      <style:text-properties fo:font-size="12pt" fo:letter-spacing="-0.0047in" fo:font-style="italic" officeooo:rsid="0015db60" style:font-size-asian="12pt" style:font-style-asian="italic" style:font-style-complex="italic"/>
    </style:style>
    <style:style style:name="T48" style:family="text">
      <style:text-properties fo:font-size="12pt" fo:letter-spacing="-0.0047in" style:text-underline-style="solid" style:text-underline-width="auto" style:text-underline-color="font-color" style:font-size-asian="12pt"/>
    </style:style>
    <style:style style:name="T49" style:family="text">
      <style:text-properties fo:font-size="12pt" fo:letter-spacing="-0.0055in" style:font-size-asian="12pt"/>
    </style:style>
    <style:style style:name="T50" style:family="text">
      <style:text-properties fo:font-size="12pt" fo:letter-spacing="-0.0055in" fo:font-style="normal" style:font-size-asian="12pt" style:font-style-asian="normal" style:font-style-complex="normal"/>
    </style:style>
    <style:style style:name="T51" style:family="text">
      <style:text-properties fo:font-size="12pt" fo:letter-spacing="-0.0102in" style:font-size-asian="12pt"/>
    </style:style>
    <style:style style:name="T52" style:family="text">
      <style:text-properties fo:letter-spacing="-0.0047in"/>
    </style:style>
    <style:style style:name="T53" style:family="text">
      <style:text-properties fo:letter-spacing="-0.0028in"/>
    </style:style>
    <style:style style:name="T54" style:family="text">
      <style:text-properties fo:letter-spacing="-0.002in"/>
    </style:style>
    <style:style style:name="T55" style:family="text">
      <style:text-properties fo:letter-spacing="-0.002in" fo:font-style="normal" style:font-style-asian="normal" style:font-style-complex="normal"/>
    </style:style>
    <style:style style:name="T56" style:family="text">
      <style:text-properties fo:letter-spacing="-0.002in" fo:font-style="normal" officeooo:rsid="000f857f" style:font-style-asian="normal" style:font-style-complex="normal"/>
    </style:style>
    <style:style style:name="T57" style:family="text">
      <style:text-properties fo:letter-spacing="-0.0008in"/>
    </style:style>
    <style:style style:name="T58" style:family="text">
      <style:text-properties fo:letter-spacing="-0.0008in" officeooo:rsid="001bda4b"/>
    </style:style>
    <style:style style:name="T59" style:family="text">
      <style:text-properties fo:letter-spacing="-0.0008in" officeooo:rsid="001c23b5"/>
    </style:style>
    <style:style style:name="T60" style:family="text">
      <style:text-properties officeooo:rsid="001ab0c1"/>
    </style:style>
    <style:style style:name="T61" style:family="text">
      <style:text-properties fo:letter-spacing="-0.0016in"/>
    </style:style>
    <style:style style:name="T62" style:family="text">
      <style:text-properties fo:letter-spacing="-0.0043in"/>
    </style:style>
    <style:style style:name="T63" style:family="text">
      <style:text-properties fo:letter-spacing="-0.0043in" officeooo:rsid="000f857f"/>
    </style:style>
    <style:style style:name="T64" style:family="text">
      <style:text-properties fo:letter-spacing="-0.0043in" style:text-underline-style="solid" style:text-underline-width="auto" style:text-underline-color="font-color"/>
    </style:style>
    <style:style style:name="T65" style:family="text">
      <style:text-properties fo:letter-spacing="-0.0043in" style:text-underline-style="solid" style:text-underline-width="auto" style:text-underline-color="font-color" officeooo:rsid="00226299"/>
    </style:style>
    <style:style style:name="T66" style:family="text">
      <style:text-properties fo:letter-spacing="-0.0043in" style:text-underline-style="solid" style:text-underline-width="auto" style:text-underline-color="font-color" officeooo:rsid="00144b16"/>
    </style:style>
    <style:style style:name="T67" style:family="text">
      <style:text-properties fo:letter-spacing="-0.0043in" style:text-underline-style="none"/>
    </style:style>
    <style:style style:name="T68" style:family="text">
      <style:text-properties fo:letter-spacing="-0.0043in" style:text-underline-style="none" officeooo:rsid="00226299"/>
    </style:style>
    <style:style style:name="T69" style:family="text">
      <style:text-properties fo:letter-spacing="-0.0043in" style:text-underline-style="none" officeooo:rsid="002d7e88"/>
    </style:style>
    <style:style style:name="T70" style:family="text">
      <style:text-properties fo:letter-spacing="-0.0043in" style:text-underline-style="none" officeooo:rsid="002d1c03"/>
    </style:style>
    <style:style style:name="T71" style:family="text">
      <style:text-properties fo:letter-spacing="-0.0055in"/>
    </style:style>
    <style:style style:name="T72" style:family="text">
      <style:text-properties fo:letter-spacing="-0.0055in" style:text-underline-style="solid" style:text-underline-width="auto" style:text-underline-color="font-color"/>
    </style:style>
    <style:style style:name="T73" style:family="text">
      <style:text-properties officeooo:rsid="00150376"/>
    </style:style>
    <style:style style:name="T74" style:family="text">
      <style:text-properties style:text-underline-style="none" officeooo:rsid="00111b38"/>
    </style:style>
    <style:style style:name="T75" style:family="text">
      <style:text-properties style:text-underline-style="none" officeooo:rsid="001a6714"/>
    </style:style>
    <style:style style:name="T76" style:family="text">
      <style:text-properties style:text-underline-style="none" officeooo:rsid="00206cb4"/>
    </style:style>
    <style:style style:name="T77" style:family="text">
      <style:text-properties officeooo:rsid="001a6714"/>
    </style:style>
    <style:style style:name="T78" style:family="text">
      <style:text-properties officeooo:rsid="001ddbc5"/>
    </style:style>
    <style:style style:name="T79" style:family="text">
      <style:text-properties officeooo:rsid="00206cb4"/>
    </style:style>
    <style:style style:name="T80" style:family="text">
      <style:text-properties officeooo:rsid="00218fd4"/>
    </style:style>
    <style:style style:name="T81" style:family="text">
      <style:text-properties officeooo:rsid="0024522f"/>
    </style:style>
    <style:style style:name="T82" style:family="text">
      <style:text-properties officeooo:rsid="0027a143"/>
    </style:style>
    <style:style style:name="T83" style:family="text">
      <style:text-properties officeooo:rsid="00351e2c"/>
    </style:style>
    <style:style style:name="T84" style:family="text">
      <style:text-properties fo:color="#666666"/>
    </style:style>
    <style:style style:name="T85" style:family="text">
      <style:text-properties fo:color="#666666" fo:font-size="12pt" fo:letter-spacing="-0.0043in" officeooo:rsid="00206cb4" style:font-size-asian="12pt"/>
    </style:style>
    <style:style style:name="T86" style:family="text">
      <style:text-properties fo:color="#666666" officeooo:rsid="001f58cf"/>
    </style:style>
    <style:style style:name="T87" style:family="text">
      <style:text-properties style:font-name="Gentium Book Basic"/>
    </style:style>
    <style:style style:name="T88" style:family="text">
      <style:text-properties style:font-name="Gentium Book Basic" officeooo:rsid="002abf71"/>
    </style:style>
    <style:style style:name="T89" style:family="text">
      <style:text-properties style:font-name="Gentium Book Basic" officeooo:rsid="0020196e"/>
    </style:style>
    <style:style style:name="T90" style:family="text">
      <style:text-properties style:font-name="Gentium Book Basic" officeooo:rsid="00206cb4"/>
    </style:style>
    <style:style style:name="T91" style:family="text">
      <style:text-properties style:font-name="Gentium Book Basic" style:text-underline-style="none" officeooo:rsid="00187f6c"/>
    </style:style>
    <style:style style:name="T92" style:family="text">
      <style:text-properties style:font-name="Gentium Book Basic" style:text-underline-style="none" officeooo:rsid="00218fd4"/>
    </style:style>
    <style:style style:name="T93" style:family="text">
      <style:text-properties style:font-name="Gentium Book Basic" style:text-underline-style="none" officeooo:rsid="00206cb4"/>
    </style:style>
    <style:style style:name="T94" style:family="text">
      <style:text-properties style:font-name="Gentium Book Basic" fo:letter-spacing="-0.0055in"/>
    </style:style>
    <style:style style:name="T95" style:family="text">
      <style:text-properties fo:letter-spacing="normal" fo:font-style="normal" style:text-underline-style="none" officeooo:rsid="0039c54b" style:font-style-asian="normal" style:font-style-complex="normal"/>
    </style:style>
    <style:style style:name="T96" style:family="text">
      <style:text-properties fo:letter-spacing="normal" fo:font-style="normal" style:text-underline-style="none" officeooo:rsid="001ab0c1" style:font-style-asian="normal" style:font-style-complex="normal"/>
    </style:style>
    <style:style style:name="T97" style:family="text">
      <style:text-properties fo:letter-spacing="normal" fo:font-style="normal" style:text-underline-style="none" officeooo:rsid="003b7560" style:font-style-asian="normal" style:font-style-complex="normal"/>
    </style:style>
    <style:style style:name="T98" style:family="text">
      <style:text-properties fo:letter-spacing="normal" fo:font-style="normal" style:text-underline-style="none" officeooo:rsid="0038eba0" style:font-style-asian="normal" style:font-style-complex="normal"/>
    </style:style>
    <style:style style:name="T99" style:family="text">
      <style:text-properties fo:letter-spacing="-0.0035in"/>
    </style:style>
    <style:style style:name="T100" style:family="text">
      <style:text-properties fo:letter-spacing="-0.0035in" officeooo:rsid="003d539b"/>
    </style:style>
    <style:style style:name="T101" style:family="text">
      <style:text-properties fo:letter-spacing="-0.0035in" officeooo:rsid="002d5df5"/>
    </style:style>
    <style:style style:name="T102" style:family="text">
      <style:text-properties fo:letter-spacing="-0.0035in" officeooo:rsid="00304d9b"/>
    </style:style>
    <style:style style:name="T103" style:family="text">
      <style:text-properties fo:letter-spacing="-0.0035in" officeooo:rsid="0030b12d"/>
    </style:style>
    <style:style style:name="T104" style:family="text">
      <style:text-properties fo:letter-spacing="-0.0035in" officeooo:rsid="0030e1ff"/>
    </style:style>
    <style:style style:name="T105" style:family="text">
      <style:text-properties fo:letter-spacing="-0.0035in" style:text-underline-style="solid" style:text-underline-width="auto" style:text-underline-color="font-color"/>
    </style:style>
    <style:style style:name="T106" style:family="text">
      <style:text-properties fo:letter-spacing="-0.0035in" style:text-underline-style="solid" style:text-underline-width="auto" style:text-underline-color="font-color" officeooo:rsid="00226299"/>
    </style:style>
    <style:style style:name="T107" style:family="text">
      <style:text-properties fo:letter-spacing="-0.0035in" style:text-underline-style="none"/>
    </style:style>
    <style:style style:name="T108" style:family="text">
      <style:text-properties fo:letter-spacing="-0.0035in" style:text-underline-style="none" officeooo:rsid="00226299"/>
    </style:style>
    <style:style style:name="T109" style:family="text">
      <style:text-properties fo:letter-spacing="-0.0035in" style:text-underline-style="none" officeooo:rsid="0015db60"/>
    </style:style>
    <style:style style:name="T110" style:family="text">
      <style:text-properties fo:letter-spacing="-0.0035in" style:text-underline-style="none" officeooo:rsid="002b7171"/>
    </style:style>
    <style:style style:name="T111" style:family="text">
      <style:text-properties fo:letter-spacing="-0.0035in" officeooo:rsid="00260bd6"/>
    </style:style>
    <style:style style:name="T112" style:family="text">
      <style:text-properties officeooo:rsid="00304d9b"/>
    </style:style>
    <style:style style:name="T113" style:family="text">
      <style:text-properties fo:letter-spacing="0.0008in" fo:font-style="normal" officeooo:rsid="0027a143" style:font-style-asian="normal" style:font-style-complex="normal"/>
    </style:style>
    <style:style style:name="T114" style:family="text">
      <style:text-properties fo:letter-spacing="0.0008in" fo:font-style="normal" style:text-underline-style="none" officeooo:rsid="0027a143" style:font-style-asian="normal" style:font-style-complex="normal"/>
    </style:style>
    <style:style style:name="T115" style:family="text">
      <style:text-properties officeooo:rsid="0030b12d"/>
    </style:style>
    <style:style style:name="T116" style:family="text">
      <style:text-properties officeooo:rsid="001f58cf"/>
    </style:style>
    <style:style style:name="T117" style:family="text">
      <style:text-properties officeooo:rsid="003178fe"/>
    </style:style>
    <style:style style:name="T118" style:family="text">
      <style:text-properties fo:font-size="7pt" fo:letter-spacing="-0.0043in" style:font-size-asian="7pt"/>
    </style:style>
    <style:style style:name="T119" style:family="text">
      <style:text-properties officeooo:rsid="0033388b"/>
    </style:style>
    <style:style style:name="T120" style:family="text">
      <style:text-properties fo:letter-spacing="-0.0071in" style:text-underline-style="solid" style:text-underline-width="auto" style:text-underline-color="font-color" officeooo:rsid="000f75bd"/>
    </style:style>
    <style:style style:name="T121" style:family="text">
      <style:text-properties fo:letter-spacing="-0.0071in" style:text-underline-style="solid" style:text-underline-width="auto" style:text-underline-color="font-color" officeooo:rsid="00351e2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83">V. </text:span>J. P. Syverson</text:p>
      <text:p text:style-name="P43"><text:span text:style-name="T120">2658 E. Alluvial Ave, Fresno, CA 93727 </text:span><text:span text:style-name="T121">| </text:span><text:span text:style-name="T66">(559) 288-2872 | E-mail: vsyverson@gmail.com</text:span></text:p>
      <text:h text:style-name="P77" text:outline-level="3"><text:span text:style-name="T4">S</text:span><text:span text:style-name="T3">ummary</text:span></text:h>
      <text:p text:style-name="P10"><text:span text:style-name="T7">Ph.D. </text:span><text:span text:style-name="T11">paleontologist with teaching </text:span><text:span text:style-name="T13">and curriculum development </text:span><text:span text:style-name="T11">experience in paleontology, geology, and biology. <text:s/></text:span><text:span text:style-name="T15">Interested in</text:span><text:span text:style-name="T11"> </text:span><text:span text:style-name="T15">project-based teaching and in </text:span><text:span text:style-name="T11">changes in </text:span><text:span text:style-name="T7">interaction</text:span><text:span text:style-name="T9">s</text:span><text:span text:style-name="T7"> </text:span><text:span text:style-name="T11">between </text:span><text:span text:style-name="T7">organisms and </text:span><text:span text:style-name="T13">their </text:span><text:span text:style-name="T7">environment</text:span><text:span text:style-name="T9">s </text:span><text:span text:style-name="T13">through </text:span><text:span text:style-name="T11">deep time</text:span><text:span text:style-name="T7">. </text:span><text:span text:style-name="T10">D</text:span><text:span text:style-name="T7">eveloper </text:span><text:span text:style-name="T9">of R </text:span><text:span text:style-name="T7">text-mining <text:s/></text:span><text:span text:style-name="T11">and </text:span><text:span text:style-name="T9">statistical analysis code,</text:span><text:span text:style-name="T7"> </text:span><text:span text:style-name="T9">and API-based </text:span><text:span text:style-name="T11">HTML/CSS/JS </text:span><text:span text:style-name="T9">graphical front-end for </text:span><text:span text:style-name="T12">fossil database</text:span><text:span text:style-name="T7">. Strong quantitative, visual, and communication skills; </text:span><text:span text:style-name="T8">comfortable with</text:span><text:span text:style-name="T7"> </text:span><text:span text:style-name="T14">field work and </text:span><text:span text:style-name="T7">team projects. </text:span></text:p>
      <text:h text:style-name="P77" text:outline-level="3"><text:span text:style-name="T19">Education</text:span><text:span text:style-name="T18"> </text:span></text:h>
      <text:p text:style-name="P7">University of Michigan, Ann Arbor, Michigan </text:p>
      <text:p text:style-name="P21">Ph.D., Geology, <text:s/><text:span text:style-name="T82">conferred </text:span><text:span text:style-name="T52">December 2014 </text:span></text:p>
      <text:p text:style-name="P21">Department: Earth and Environmental Sciences. <text:span text:style-name="T52">Advisor: Dr. Tomasz K. Baumiller. </text:span><text:span text:style-name="T61">Dissertation title: Predation, resistance, and escalation in sessile crinoids </text:span></text:p>
      <text:p text:style-name="P22">California Institute of Technology, Pasadena, California </text:p>
      <text:p text:style-name="P46">B. S., Geology, <text:s/><text:span text:style-name="T82">conferred June 2008</text:span></text:p>
      <text:p text:style-name="P47">Coursework equivalent to minors in biology, Latin, and physics</text:p>
      <text:h text:style-name="Heading_20_3" text:outline-level="3">Experience</text:h>
      <text:p text:style-name="P8">Teaching</text:p>
      <text:p text:style-name="P11">Geology and Biology Instructor, Clovis Community College (2018-present)</text:p>
      <text:p text:style-name="P12"><text:tab/>Courses taught:</text:p>
      <text:list xml:id="list379618163858001977" text:style-name="L1">
        <text:list-item>
          <text:p text:style-name="P29">GEOL 9, Physical Geology</text:p>
        </text:list-item>
        <text:list-item>
          <text:p text:style-name="P30">BIOL 3, Introduction to Life Science <text:span text:style-name="T112">(labs)</text:span></text:p>
        </text:list-item>
        <text:list-item>
          <text:p text:style-name="P30"><text:span text:style-name="T101">Assisted with </text:span><text:span text:style-name="T100">BIOL 11b &amp; GEOL 1 field trip to Monterey Bay Aquarium/Point Lobos </text:span><text:span text:style-name="T101">(Fall 2018)</text:span></text:p>
        </text:list-item>
      </text:list>
      <text:p text:style-name="P41">Graduate Student Instructor, University of Michigan, Ann Arbor (2010-2014)</text:p>
      <text:p text:style-name="P14"><text:span text:style-name="T114"><text:tab/></text:span><text:span text:style-name="T113">Courses taught:</text:span></text:p>
      <text:list xml:id="list2699277949211063988" text:style-name="L2">
        <text:list-item>
          <text:p text:style-name="P40">Evolution and Extinction (Fall 2010; Winter 2012, 2013, 2014): <text:span text:style-name="T77">Teaching assistant in introductory earth/life history course. Developed</text:span><text:span text:style-name="T74"> quizzes, </text:span><text:span text:style-name="T75">ran</text:span><text:span text:style-name="T74"> discussion sections, </text:span><text:span text:style-name="T75">graded</text:span><text:span text:style-name="T74"> </text:span><text:span text:style-name="T76">exams</text:span><text:span text:style-name="T74">, and </text:span><text:span text:style-name="T75">conducted</text:span><text:span text:style-name="T74"> exam reviews</text:span><text:span text:style-name="T53">. </text:span></text:p>
        </text:list-item>
        <text:list-item>
          <text:p text:style-name="P36"><text:span text:style-name="T20">Paleontology Laboratory (Winter 2011): Sole teacher for junior/senior level invertebrate </text:span><text:span text:style-name="T30">paleontology lab. </text:span><text:span text:style-name="T31">Designed, taught, and graded labs; </text:span><text:span text:style-name="T32">ran two-day </text:span><text:span text:style-name="T31">field trip</text:span><text:span text:style-name="T33">. </text:span></text:p>
        </text:list-item>
      </text:list>
      <text:p text:style-name="P15">Curriculum development and other educational work</text:p>
      <text:p text:style-name="P45"><text:span text:style-name="T104">Rewrote the </text:span><text:span text:style-name="T99">lab manual </text:span><text:span text:style-name="T104">used by all BIOL-3 instructors at </text:span><text:span text:style-name="T99">Clovis Community College </text:span><text:span text:style-name="T101">(</text:span><text:span text:style-name="T104">began Fall 2018, revisions </text:span><text:span text:style-name="T102">ongoing</text:span><text:span text:style-name="T101">)</text:span></text:p>
      <text:p text:style-name="P28"><text:span text:style-name="T103">Involved in developing project-based data science lessons in biology and geology using public data on the </text:span><text:span text:style-name="T101">C-</text:span><text:span text:style-name="T99">MOOR </text:span><text:span text:style-name="T103">platform (ongoing)</text:span></text:p>
      <text:p text:style-name="P44">Developed undergraduate-friendly analysis tools and lesson plans for use with large public paleontological database (NSF DUE 1504718) <text:span text:style-name="T115">(2016-2018)</text:span></text:p>
      <text:p text:style-name="P42"><text:soft-page-break/>Professional publication record (full <text:span text:style-name="T119">list of publications follows</text:span>)</text:p>
      <text:list xml:id="list5135094890669750119" text:style-name="L3">
        <text:list-item>
          <text:p text:style-name="P37"><text:span text:style-name="T22">11</text:span><text:span text:style-name="T21"> papers published/accepted in peer reviewed journals (</text:span><text:span text:style-name="T25">Paleobiology, Bulletin of Marine Science, Eos, Quaternary Science Reviews, PalArch JVP</text:span><text:span text:style-name="T26">)</text:span><text:span text:style-name="T21">, 3 in preparation.</text:span></text:p>
        </text:list-item>
        <text:list-item>
          <text:p text:style-name="P31">9 conference abstracts as first author, <text:span text:style-name="T78">6</text:span> as collaborator</text:p>
        </text:list-item>
      </text:list>
      <text:p text:style-name="P9"><text:span text:style-name="T79">Programming, technical communication</text:span>, collections management</text:p>
      <text:p text:style-name="P13">Postdoctoral Researcher, University of Wisconsin, Madison (2016-present)</text:p>
      <text:p text:style-name="P23">Projects: </text:p>
      <text:list xml:id="list922208392065089684" text:style-name="L4">
        <text:list-item>
          <text:p text:style-name="P38"><text:span text:style-name="T88">E</text:span><text:span text:style-name="T87">ducational curriculum, </text:span><text:span text:style-name="T89">public </text:span><text:span text:style-name="T87">resources, </text:span><text:span text:style-name="T89">and UI/UX development for the </text:span><text:span text:style-name="T87">Paleobiology Database</text:span><text:span text:style-name="T89">.</text:span><text:span text:style-name="T87"> </text:span><text:span text:style-name="T90">Using HTML, CSS, and JS (+ jQuery, d3, Bootstrap) with data from API, as well as MySQL for managing the database. </text:span><text:a xlink:type="simple" xlink:href="http://paleobiodb.org/" text:style-name="Internet_20_link" text:visited-style-name="Visited_20_Internet_20_Link"><text:span text:style-name="T90">paleobiodb.org</text:span></text:a><text:span text:style-name="T90">, </text:span><text:a xlink:type="simple" xlink:href="http://www.github.org/paleobiodb/" text:style-name="Internet_20_link" text:visited-style-name="Visited_20_Internet_20_Link"><text:span text:style-name="T90">github.org/paleobiodb</text:span></text:a></text:p>
        </text:list-item>
        <text:list-item>
          <text:p text:style-name="P39"><text:span text:style-name="T91">Interoperability between Paleobiology Database and other biology and biogeography databases (ePANDDA/ELC). </text:span><text:a xlink:type="simple" xlink:href="http://epandda.org/" text:style-name="Internet_20_link" text:visited-style-name="Visited_20_Internet_20_Link"><text:span text:style-name="T92">epandda.org</text:span></text:a></text:p>
        </text:list-item>
        <text:list-item>
          <text:p text:style-name="P39"><text:span text:style-name="T91">Digitization of the scientific literature for analysis via data-mining (GeoDeepDive/GeoD4) </text:span><text:span text:style-name="T93">using R/PostgreSQL. </text:span><text:a xlink:type="simple" xlink:href="http://geodeepdive.org/" text:style-name="Internet_20_link" text:visited-style-name="Visited_20_Internet_20_Link"><text:span text:style-name="T87">geodeepdive.org</text:span></text:a><text:span text:style-name="T93">, </text:span><text:a xlink:type="simple" xlink:href="http://github.org/UW-Deepdive-Infrastructure" text:style-name="Internet_20_link" text:visited-style-name="Visited_20_Internet_20_Link"><text:span text:style-name="T87">github.org/UW-Deepdive-Infrastructure</text:span></text:a></text:p>
        </text:list-item>
      </text:list>
      <text:p text:style-name="P18"><text:span text:style-name="T95">Senior </text:span><text:span text:style-name="T98">paleontologist, </text:span><text:span text:style-name="T96">P</text:span><text:span text:style-name="T98">aleoWest (June 2018 – present)</text:span></text:p>
      <text:p text:style-name="P19"><text:span text:style-name="T95">Conducting archival research, fiel</text:span><text:span text:style-name="T97">d surveys,</text:span><text:span text:style-name="T95"> and monitoring; supervising staff paleontologists, writing paleontological resources plans and technical reports, and all other aspects of projects where paleontological research is required.</text:span></text:p>
      <text:p text:style-name="P18">Technical editor, Paleo Solutions/Rocky Mountain Paleo Solutions (October 2015 – <text:span text:style-name="T60">June 2017</text:span>)</text:p>
      <text:p text:style-name="P20"><text:span text:style-name="T57">Editing technical reports (planning, permitting, surveys, compliance, and mitigation) on </text:span><text:span text:style-name="T61">paleontological, archeological, and environmental resources </text:span></text:p>
      <text:p text:style-name="P24">Consulting editor, American Journal Experts (February 2015 – <text:span text:style-name="T112">June 2017</text:span>)</text:p>
      <text:p text:style-name="P25">In-field English-<text:span text:style-name="T112">language</text:span><text:span text:style-name="T54"> and technical editing services on scientific publications</text:span></text:p>
      <text:p text:style-name="P16"><text:span text:style-name="T55">Museum collections management</text:span><text:span text:style-name="T56"> </text:span><text:span text:style-name="T62">(Summer</text:span><text:span text:style-name="T63"> </text:span><text:span text:style-name="T62">2010, 2011, 2012; </text:span><text:span text:style-name="T52">Fall 2011, 2012)</text:span></text:p>
      <text:p text:style-name="P3"><text:span text:style-name="T52">Assisted collections manager in </text:span><text:span text:style-name="T57">organizing specimens</text:span><text:span text:style-name="T58">,</text:span><text:span text:style-name="T57"> digitizing collection information</text:span><text:span text:style-name="T58">, and producing 2D and 3D scans of </text:span><text:span text:style-name="T59">specimens in </text:span><text:span text:style-name="T58">type collection</text:span><text:span text:style-name="T57">.</text:span></text:p>
      <text:p text:style-name="P26">Technical writer, <text:span text:style-name="T81">e</text:span>Solar (June 2008-July 2009)</text:p>
      <text:p text:style-name="P27">Consulted with engineers to write <text:span text:style-name="T61">documentation and make diagrams for field manuals on the operation of solar-thermal field </text:span><text:span text:style-name="T62">hardware and software </text:span></text:p>
      <text:p text:style-name="P49"><text:span text:style-name="T85">Additional professional training</text:span><text:span text:style-name="T2"> </text:span></text:p>
      <text:p text:style-name="P4">HTML5/CSS Bootcamp <text:span text:style-name="T80">(Spring 2015, </text:span>Geekwise, Fresno, <text:span text:style-name="T80">CA)</text:span></text:p>
      <text:p text:style-name="P5">Paleobiology Database Intensive Workshop <text:span text:style-name="T80">in Analytical Methods (July 2011, </text:span>Macquarie U<text:span text:style-name="T80">niversity</text:span>, Sydney, <text:span text:style-name="T80">Australia)</text:span></text:p>
      <text:h text:style-name="P76" text:outline-level="3"><text:span text:style-name="T82">Research </text:span>interests</text:h>
      <text:list xml:id="list422416190637166052" text:style-name="L5">
        <text:list-item>
          <text:p text:style-name="P35">How can we best use the wealth of data available to the public to cultivate undergraduate students’ interest in scientific inquiry, without needing to invest in fieldwork or experimental equipment?</text:p>
        </text:list-item>
        <text:list-item>
          <text:p text:style-name="P32">How have the evolutionary pressures of trophic interactions (predators/prey, parasites/hosts, scavengers/scavenged) changed the trajectory of life on Earth?</text:p>
        </text:list-item>
        <text:list-item>
          <text:p text:style-name="P34"><text:soft-page-break/><text:span text:style-name="T112">How are</text:span> <text:span text:style-name="T73">modern ecosystems</text:span> <text:span text:style-name="T73">different from ancient ecosystems, and how did they get that way?</text:span></text:p>
        </text:list-item>
        <text:list-item>
          <text:p text:style-name="P33">What kinds of design patterns in natural history exhibits stimulate scientific curiosity and supplement the formal educational system?</text:p>
        </text:list-item>
      </text:list>
      <text:h text:style-name="P76" text:outline-level="3">Profiles <text:span text:style-name="T112">and portfolios</text:span></text:h>
      <text:p text:style-name="P6"><text:span text:style-name="T71">Github: </text:span><text:span text:style-name="T72">https://github.com/vjpsyverson</text:span></text:p>
      <text:p text:style-name="P2"><text:span text:style-name="T94">ResearchGate: </text:span><text:a xlink:type="simple" xlink:href="https://www.researchgate.net/profile/V_Syverson/" text:style-name="Internet_20_link" text:visited-style-name="Visited_20_Internet_20_Link"><text:span text:style-name="T94">https://www.researchgate.net/profile/V_Syverson/</text:span></text:a></text:p>
      <text:p text:style-name="P1"><text:span text:style-name="T94">Google Scholar: </text:span><text:a xlink:type="simple" xlink:href="https://scholar.google.com/citations?user=xZZM1EMAAAAJ&amp;hl=en" text:style-name="Internet_20_link" text:visited-style-name="Visited_20_Internet_20_Link"><text:span text:style-name="T94">https://scholar.google.com/citations?user=xZZM1EMAAAAJ&amp;hl=en</text:span></text:a></text:p>
      <text:p text:style-name="P48"><text:span text:style-name="T71">LinkedIn: </text:span><text:a xlink:type="simple" xlink:href="https://www.linkedin.com/in/valerie-syverson-4a46093/" text:style-name="Internet_20_link" text:visited-style-name="Visited_20_Internet_20_Link"><text:span text:style-name="T64">https://www.linkedin.com/in/valerie-syverson-4a46093/</text:span></text:a></text:p>
      <text:h text:style-name="P78" text:outline-level="3"><text:span text:style-name="T1">Publications </text:span></text:h>
      <text:p text:style-name="P52"><text:span text:style-name="T84">P</text:span><text:span text:style-name="T86">ublished p</text:span><text:span text:style-name="T84">apers</text:span> </text:p>
      <text:p text:style-name="P55"><text:span text:style-name="T106">Syverson, V. J. P.,</text:span><text:span text:style-name="T108"> </text:span><text:span text:style-name="T109">C. Brett, F. Gahn, </text:span><text:span text:style-name="T108">and T. K. Baumiller. "Spinosity and regeneration in Middle Paleozoic </text:span><text:span text:style-name="T68">crinoids confirm predator taxonomic preferences". <text:s/>Paleobiology, </text:span><text:span text:style-name="T69">published online 21 March 2018</text:span><text:span text:style-name="T68">.</text:span></text:p>
      <text:p text:style-name="P54"><text:span text:style-name="T68">Long, K., D. Prothero, and </text:span><text:span text:style-name="T65">V. J. P. Syverson</text:span><text:span text:style-name="T68">. </text:span><text:span text:style-name="T67">“Did Saber-Tooth Kittens Grow Up Musclebound? A Study of Postnatal Limb Bone Allometry in Felids from the Pleistocene of Rancho La Brea." </text:span><text:span text:style-name="T68">PLoS One </text:span><text:span text:style-name="T70">(27 Sep 2017)</text:span><text:span text:style-name="T68">.</text:span></text:p>
      <text:p text:style-name="P54"><text:span text:style-name="T107">Peters, </text:span><text:span text:style-name="T108">S.</text:span><text:span text:style-name="T107">, </text:span><text:span text:style-name="T108">I. </text:span><text:span text:style-name="T107">Ross, </text:span><text:span text:style-name="T108">J. </text:span><text:span text:style-name="T107">Czaplewski, </text:span><text:span text:style-name="T108">A. </text:span><text:span text:style-name="T107">Glassel, </text:span><text:span text:style-name="T108">J. </text:span><text:span text:style-name="T107">Husson, </text:span><text:span text:style-name="T106">V. J. P. </text:span><text:span text:style-name="T105">Syverson</text:span><text:span text:style-name="T107">, </text:span><text:span text:style-name="T108">A. </text:span><text:span text:style-name="T107">Zaffos, and </text:span><text:span text:style-name="T108">M. </text:span><text:span text:style-name="T107">Livny. "Diving into published text, tables, and figures with GeoDeepDive", 2017. Eos </text:span><text:span text:style-name="T110">98, published 22 Sep 2017</text:span><text:span text:style-name="T107">.</text:span></text:p>
      <text:p text:style-name="P53"><text:span text:style-name="T29">Syverson, V. J.,</text:span><text:span text:style-name="T20"> Charles G. Messing, and Tomasz K. Baumiller. "First insights into growth and </text:span><text:span text:style-name="T40">population dynamics in the extant cyrtocrinid </text:span><text:span text:style-name="T41">Holopus mikihe </text:span><text:span text:style-name="T40">(Crinoidea) near Roatán, </text:span><text:span text:style-name="T42">Honduras", 2014. Bulletin of Marine Science 91 (1). </text:span></text:p>
      <text:p text:style-name="P57"><text:span text:style-name="T5">Syverson, V. J.,</text:span><text:span text:style-name="T1"> and Tomasz K. Baumiller. "Temporal trends of predation resistance in </text:span><text:span text:style-name="T35">Paleozoic crinoid arm branching morphologies", 2014. Paleobiology 40 (3):417-427. </text:span></text:p>
      <text:p text:style-name="P61"><text:span text:style-name="T20">Prothero, Donald R.,</text:span><text:span text:style-name="T29"> V. J. Syverson,</text:span><text:span text:style-name="T20"> K. R. Raymond, M. Madan, S. Molina, A. Fragomeni, S. </text:span><text:span text:style-name="T43">DeSantis, A. Sutyagina, and G. L. Gage. “Geographic Clines, Chronoclines, and the Fossil Record: Implications for Speciation Theory”, 2016. </text:span><text:span text:style-name="T46">Species and Speciation in the Fossil Record</text:span><text:span text:style-name="T43">, </text:span><text:span text:style-name="T44">pp. 389-404.</text:span><text:span text:style-name="T43"> University of Chicago Press.</text:span></text:p>
      <text:p text:style-name="P60"><text:span text:style-name="T45">Gillespy, P.</text:span><text:span text:style-name="T43">, D. R. Prothero,</text:span><text:span text:style-name="T48"> V. J. P. Syverson.</text:span><text:span text:style-name="T43"> "Stasis in </text:span><text:span text:style-name="T45">teratorns</text:span><text:span text:style-name="T43"> from the La Brea </text:span><text:span text:style-name="T20">Tar Pits during the last glacial-interglacial cycle", 201</text:span><text:span text:style-name="T23">6</text:span><text:span text:style-name="T20">. New Mexico Museum of Natural History Bulletin </text:span><text:span text:style-name="T23">7</text:span><text:span text:style-name="T20">4 (Fossil Record </text:span><text:span text:style-name="T23">5</text:span><text:span text:style-name="T20">). </text:span></text:p>
      <text:p text:style-name="P60"><text:span text:style-name="T45">Long, K. L</text:span><text:span text:style-name="T43">., D. R. Prothero,</text:span><text:span text:style-name="T48"> V. J. P. Syverson.</text:span><text:span text:style-name="T43"> "</text:span><text:span text:style-name="T45">Stasis in Rancho La Brea black vultures (</text:span><text:span text:style-name="T47">Coragyps occidentalis</text:span><text:span text:style-name="T45">) over the last glacial-interglacial cycle</text:span><text:span text:style-name="T20">", 201</text:span><text:span text:style-name="T23">6</text:span><text:span text:style-name="T20">. New Mexico Museum of Natural History Bulletin 64 (Fossil Record </text:span><text:span text:style-name="T23">5</text:span><text:span text:style-name="T20">). </text:span></text:p>
      <text:p text:style-name="P63"><text:span text:style-name="T43">Madan, M., D. R. Prothero,</text:span><text:span text:style-name="T48"> V. J. P. Syverson.</text:span><text:span text:style-name="T43"> "Stasis in Great Horned Owls from the La Brea </text:span><text:span text:style-name="T20">Tar Pits during the last glacial-interglacial cycle", 2015. New Mexico Museum of Natural History Bulletin 6</text:span><text:span text:style-name="T23">7</text:span><text:span text:style-name="T20"> (Fossil Record </text:span><text:span text:style-name="T23">4</text:span><text:span text:style-name="T20">). </text:span></text:p>
      <text:p text:style-name="P60"><text:span text:style-name="T20">Prothero, </text:span><text:span text:style-name="T24">D.</text:span><text:span text:style-name="T20"> R.,</text:span><text:span text:style-name="T29"> V. J. Syverson,</text:span><text:span text:style-name="T20"> K. R. Raymond, M. Madan, S. Molina, A. Fragomeni, S. </text:span><text:span text:style-name="T43">DeSantis, A. Sutyagina, and G. L. Gage, 2011. "Size and shape stasis in late Pleistocene </text:span><text:span text:style-name="T30">mammals and birds from Rancho La Brea during the Last Glacial-Interglacial cycle". </text:span><text:span text:style-name="T42">Quaternary Science Reviews 56:1-10. </text:span></text:p>
      <text:p text:style-name="P65"><text:soft-page-break/><text:span text:style-name="T29">Syverson, V. J.,</text:span><text:span text:style-name="T20"> and </text:span><text:span text:style-name="T24">D.</text:span><text:span text:style-name="T20"> R. Prothero, 2010. "Evolutionary patterns in late Quaternary </text:span><text:span text:style-name="T1">California condors". PalArch Journal of Vertebrate Palaeontology 7:1-18. </text:span></text:p>
      <text:p text:style-name="P50">Papers in preparation</text:p>
      <text:p text:style-name="P75"><text:span text:style-name="T64">Syverson, V. J. P.</text:span><text:span text:style-name="T62">, I. Ross, and S. Peters. "</text:span><text:span text:style-name="T111">The quantitative footprint of natural history collections and specimens in the scientific literature</text:span><text:span text:style-name="T99">".</text:span></text:p>
      <text:p text:style-name="P68"><text:span text:style-name="T62">Purens, K. J., and</text:span><text:span text:style-name="T64"> V. J. P. Syverson.</text:span><text:span text:style-name="T62"> "Sampling methods for paleobotanical assemblages reveal </text:span><text:span text:style-name="T71">Permian ecotope fluctuations". </text:span></text:p>
      <text:p text:style-name="P69"><text:span text:style-name="T5">Syverson, V. J. P.</text:span><text:span text:style-name="T1"> "Frequency of encrustation and galling on Paleozoic crinoid columnals." </text:span></text:p>
      <text:p text:style-name="P51">Conference abstracts <text:span text:style-name="T117">(those as first/presenting author only)</text:span></text:p>
      <text:p text:style-name="P58"><text:span text:style-name="T105">Syverson, V. J. P.</text:span><text:span text:style-name="T99"> "</text:span><text:span text:style-name="T111">The quantitative footprint of natural history collections and specimens in the scientific literature</text:span><text:span text:style-name="T99">". (talk) Geological Society of America Conference, 201</text:span><text:span text:style-name="T111">7</text:span><text:span text:style-name="T99">.</text:span></text:p>
      <text:p text:style-name="P57"><text:span text:style-name="T29">Syverson, V. J. P.,</text:span><text:span text:style-name="T20"> "Changing frequencies of infestation traces and reaction features in Paleozoic crinoid columns". (talk) Geological Society of America Conference, 2015. </text:span></text:p>
      <text:p text:style-name="P66"><text:span text:style-name="T5">Syverson, V. J. P.,</text:span><text:span text:style-name="T1"> Meena A. Madan, and D. Prothero. "Stasis in great horned owls from the La </text:span><text:span text:style-name="T35">Brea tar pits during the last glacial-interglacial cycle". (poster) Society of Vertebrate </text:span><text:span text:style-name="T1">Paleontologists 75</text:span><text:span text:style-name="T118">th</text:span><text:span text:style-name="T1"> Annual Meeting, 2015. </text:span></text:p>
      <text:p text:style-name="P69"><text:span text:style-name="T5">Syverson, V. J. P.,</text:span><text:span text:style-name="T1"> M. Madan, and D. R. Prothero. "Stasis in great horned owls from the La </text:span><text:span text:style-name="T30">Brea Tar Pits during the last glacial-interglacial cycle". <text:s/>Society of Vertebrate </text:span><text:span text:style-name="T20">Paleontologists Annual Conference, 2015. </text:span></text:p>
      <text:p text:style-name="P72"><text:span text:style-name="T5">Syverson, V. J.,</text:span><text:span text:style-name="T1"> Charles G. Messing, and Tomasz K. Baumiller, 2014. "First insights into </text:span><text:span text:style-name="T30">growth and population dynamics in the extant cyrtocrinid </text:span><text:span text:style-name="T34">Holopus rangii </text:span><text:span text:style-name="T30">(Crinoidea)". </text:span><text:span text:style-name="T35">(presentation) North American Echinoderm Conference, 2014. </text:span></text:p>
      <text:p text:style-name="P73"><text:span text:style-name="T5">Syverson, V. J.,</text:span><text:span text:style-name="T1"> Charles G. Messing, and Tomasz K. Baumiller, 2014. "Reconstructing </text:span><text:span text:style-name="T35">cyrtocrinid ecology and biology based on living populations of </text:span><text:span text:style-name="T36">Holopus </text:span><text:span text:style-name="T35">and </text:span><text:span text:style-name="T36">Cyathidium</text:span><text:span text:style-name="T35">". </text:span><text:span text:style-name="T49">(poster) 10th NAPC Abstract Book, PS Special Publications Vol. 13, p. 38. </text:span></text:p>
      <text:p text:style-name="P66"><text:span text:style-name="T5">Syverson, V. J.,</text:span><text:span text:style-name="T1"> and Tomasz K. Baumiller, 2013. "Spinosity over time in Paleozoic crinoids and </text:span><text:span text:style-name="T20">its implications for predation pressure". (presentation) Geological Society of America </text:span><text:span text:style-name="T49">Abstracts with Programs. Vol. 45, No. 7, p.757. </text:span></text:p>
      <text:p text:style-name="P74"><text:span text:style-name="T5">Syverson, V. J.,</text:span><text:span text:style-name="T1"> and Tomasz K. Baumiller, 2012. "Evolutionary response in Paleozoic crinoid </text:span><text:span text:style-name="T37">arm branching patterns to grazing predators". (presentation) Geological Society of America </text:span><text:span text:style-name="T50">Abstracts with Programs. Vol. 44, No. 7, p.137. </text:span></text:p>
      <text:p text:style-name="P56"><text:span text:style-name="T29">Syverson, V. J.,</text:span><text:span text:style-name="T20"> and Baumiller, Tomasz K., 2011. "Morphological variability and developmental </text:span><text:span text:style-name="T35">constraints in crinoid arms". (poster) Geological Society of America Abstracts with Programs, </text:span><text:span text:style-name="T51">Vol. 43, No. 5, p. 85 </text:span></text:p>
      <text:p text:style-name="P71"><text:span text:style-name="T27">Syverson, V. J.</text:span><text:span text:style-name="T28">, and Prothero, Donald R., 2007. "Evolutionary patterns in Pleistocene to </text:span><text:span text:style-name="T38">Recent California condors". (poster) Geological Society of America Abstracts with Programs, </text:span><text:span text:style-name="T39">Vol. 39, No. 6, p. 77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Gentium Book Basic" svg:font-family="'Gentium Book Basic'" style:font-pitch="variable"/>
    <style:font-face style:name="Cambria" svg:font-family="Cambria" style:font-family-generic="roman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margin-left="0in" fo:margin-right="0.0618in" fo:margin-top="0.0398in" fo:margin-bottom="0.0398in" loext:contextual-spacing="false" fo:line-height="100%" fo:text-indent="0in" style:auto-text-indent="false" fo:background-color="transparent" style:writing-mode="page"/>
      <style:text-properties style:font-name="Gentium Book Basic" fo:font-family="'Gentium Book Basic'" style:font-pitch="variable" fo:font-size="12pt" fo:letter-spacing="-0.0035in" officeooo:rsid="001120ac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in" fo:margin-bottom="0in" loext:contextual-spacing="false" fo:text-indent="0in" style:auto-text-indent="false" fo:padding="0.0201in" fo:border-left="none" fo:border-right="none" fo:border-top="none" fo:border-bottom="0.06pt solid #000000" style:shadow="none"/>
      <style:text-properties style:font-name="Gentium Book Basic" fo:font-family="'Gentium Book Basic'" style:font-pitch="variable" fo:font-size="12pt" fo:font-weight="bold" officeooo:rsid="0027a143" style:font-size-asian="13pt" style:font-weight-asian="bold" style:font-size-complex="13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.0618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13:02:03.138678000</meta:creation-date>
    <dc:date>2018-12-31T10:59:48.128499688</dc:date>
    <meta:editing-duration>PT6H4M16S</meta:editing-duration>
    <meta:editing-cycles>19</meta:editing-cycles>
    <meta:generator>LibreOffice/5.1.6.2$Linux_X86_64 LibreOffice_project/10m0$Build-2</meta:generator>
    <meta:document-statistic meta:table-count="0" meta:image-count="0" meta:object-count="0" meta:page-count="4" meta:paragraph-count="86" meta:word-count="1418" meta:character-count="10358" meta:non-whitespace-character-count="8997"/>
  </office:meta>
</office:document-meta>
</file>